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4000000D8D623A484.png" manifest:media-type="image/png"/>
  <manifest:file-entry manifest:full-path="Pictures/1000020100000145000000E21283AF84.png" manifest:media-type="image/png"/>
  <manifest:file-entry manifest:full-path="Pictures/10000201000002170000008643E6B2CF.png" manifest:media-type="image/png"/>
  <manifest:file-entry manifest:full-path="Pictures/1000000000000550000002E672D3C985.png" manifest:media-type="image/png"/>
  <manifest:file-entry manifest:full-path="Pictures/1000020100000232000000B296A9AF19.png" manifest:media-type="image/png"/>
  <manifest:file-entry manifest:full-path="Pictures/100002010000021800000173C237B4CF.png" manifest:media-type="image/png"/>
  <manifest:file-entry manifest:full-path="Pictures/10000201000003BF000002DA35C1302D.png" manifest:media-type="image/png"/>
  <manifest:file-entry manifest:full-path="Pictures/100002010000040F000000FF1C90FBBA.png" manifest:media-type="image/png"/>
  <manifest:file-entry manifest:full-path="Pictures/100002010000029800000159B2805C0B.png" manifest:media-type="image/png"/>
  <manifest:file-entry manifest:full-path="Pictures/2000000700000866000008533B9777BA.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Arial2" svg:font-family="Arial, 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language="es" fo:country="ES"/>
    </style:style>
    <style:style style:name="P2" style:family="paragraph" style:parent-style-name="Footer">
      <style:paragraph-properties fo:text-align="center" style:justify-single-word="false"/>
      <style:text-properties fo:language="es" fo:country="ES" officeooo:rsid="000b3c31" officeooo:paragraph-rsid="000b3c31"/>
    </style:style>
    <style:style style:name="P3" style:family="paragraph" style:parent-style-name="Standard">
      <style:text-properties officeooo:rsid="002e0bdf" officeooo:paragraph-rsid="002e0bdf"/>
    </style:style>
    <style:style style:name="P4" style:family="paragraph" style:parent-style-name="Standard">
      <style:text-properties officeooo:rsid="001e35ac" officeooo:paragraph-rsid="005cd8d8"/>
    </style:style>
    <style:style style:name="P5" style:family="paragraph" style:parent-style-name="Standard">
      <style:text-properties officeooo:rsid="001e35ac" officeooo:paragraph-rsid="007046b4"/>
    </style:style>
    <style:style style:name="P6" style:family="paragraph" style:parent-style-name="Standard">
      <style:text-properties officeooo:rsid="005cd8d8" officeooo:paragraph-rsid="007046b4"/>
    </style:style>
    <style:style style:name="P7" style:family="paragraph" style:parent-style-name="Standard">
      <style:text-properties officeooo:rsid="005cefed" officeooo:paragraph-rsid="007046b4"/>
    </style:style>
    <style:style style:name="P8" style:family="paragraph" style:parent-style-name="Heading">
      <style:paragraph-properties fo:break-before="page"/>
      <style:text-properties fo:language="es" fo:country="ES"/>
    </style:style>
    <style:style style:name="P9" style:family="paragraph" style:parent-style-name="Heading">
      <style:paragraph-properties fo:break-before="page"/>
      <style:text-properties fo:language="es" fo:country="ES" style:text-underline-style="none"/>
    </style:style>
    <style:style style:name="P10" style:family="paragraph" style:parent-style-name="Heading">
      <style:paragraph-properties fo:break-before="page"/>
      <style:text-properties fo:language="es" fo:country="ES" officeooo:rsid="0021ea09" officeooo:paragraph-rsid="0021ea09"/>
    </style:style>
    <style:style style:name="P11" style:family="paragraph" style:parent-style-name="Heading">
      <style:paragraph-properties fo:break-before="page"/>
      <style:text-properties fo:language="es" fo:country="ES" officeooo:paragraph-rsid="003a7824"/>
    </style:style>
    <style:style style:name="P12" style:family="paragraph" style:parent-style-name="Heading">
      <style:paragraph-properties fo:break-before="page"/>
      <style:text-properties fo:language="es" fo:country="ES" officeooo:paragraph-rsid="00186858"/>
    </style:style>
    <style:style style:name="P13" style:family="paragraph" style:parent-style-name="Heading">
      <style:paragraph-properties fo:break-before="page"/>
      <style:text-properties fo:language="es" fo:country="ES" officeooo:paragraph-rsid="00d498eb"/>
    </style:style>
    <style:style style:name="P14" style:family="paragraph" style:parent-style-name="Bibliography_20_Heading">
      <style:paragraph-properties fo:break-before="page"/>
    </style:style>
    <style:style style:name="P15" style:family="paragraph" style:parent-style-name="Heading">
      <style:text-properties fo:language="es" fo:country="ES"/>
    </style:style>
    <style:style style:name="P16" style:family="paragraph" style:parent-style-name="Heading">
      <style:text-properties fo:language="es" fo:country="ES" officeooo:paragraph-rsid="00186858"/>
    </style:style>
    <style:style style:name="P17" style:family="paragraph" style:parent-style-name="Default">
      <style:paragraph-properties fo:line-height="150%" fo:text-align="center" style:justify-single-word="false" style:text-autospace="none"/>
      <style:text-properties fo:font-size="16pt" fo:language="es" fo:country="ES" style:font-size-asian="16pt" style:font-size-complex="16pt"/>
    </style:style>
    <style:style style:name="P18" style:family="paragraph" style:parent-style-name="Default">
      <style:paragraph-properties fo:line-height="150%" fo:text-align="center" style:justify-single-word="false" style:text-autospace="none"/>
      <style:text-properties style:font-name="Arial2" fo:font-size="16pt" fo:language="es" fo:country="ES" fo:font-weight="bold" style:font-name-asian="Arial2" style:font-size-asian="16pt" style:font-weight-asian="bold" style:font-name-complex="Arial2" style:font-size-complex="16pt" style:font-weight-complex="bold"/>
    </style:style>
    <style:style style:name="P19" style:family="paragraph" style:parent-style-name="Default">
      <style:paragraph-properties fo:line-height="150%" fo:text-align="end" style:justify-single-word="false" style:text-autospace="none"/>
      <style:text-properties style:font-name="Arial2" fo:font-size="12pt" fo:language="es" fo:country="ES" fo:font-weight="bold" style:font-name-asian="Arial2" style:font-size-asian="12pt" style:font-weight-asian="bold" style:font-name-complex="Arial2" style:font-size-complex="12pt" style:font-weight-complex="bold"/>
    </style:style>
    <style:style style:name="P20" style:family="paragraph" style:parent-style-name="Default">
      <style:paragraph-properties fo:line-height="150%" fo:text-align="end" style:justify-single-word="false" style:text-autospace="none"/>
      <style:text-properties style:font-name="Arial2" fo:font-size="12pt" fo:language="es" fo:country="ES" fo:font-weight="bold" officeooo:paragraph-rsid="000f0c74" style:font-name-asian="Arial2" style:font-size-asian="12pt" style:font-weight-asian="bold" style:font-name-complex="Arial2" style:font-size-complex="12pt" style:font-weight-complex="bold"/>
    </style:style>
    <style:style style:name="P21" style:family="paragraph" style:parent-style-name="Default">
      <style:paragraph-properties fo:line-height="150%" fo:text-align="center" style:justify-single-word="false" style:text-autospace="none"/>
      <style:text-properties style:font-name="Arial2" fo:font-size="12pt" fo:language="es" fo:country="ES" fo:font-weight="bold" style:font-name-asian="Arial2" style:font-size-asian="12pt" style:font-weight-asian="bold" style:font-name-complex="Arial2" style:font-size-complex="12pt" style:font-weight-complex="bold"/>
    </style:style>
    <style:style style:name="P22" style:family="paragraph" style:parent-style-name="Default">
      <style:paragraph-properties fo:line-height="150%" fo:text-align="end" style:justify-single-word="false" style:text-autospace="none"/>
      <style:text-properties style:font-name="Arial2" fo:font-size="12pt" fo:language="es" fo:country="ES" fo:font-weight="normal" style:font-name-asian="Arial2" style:font-size-asian="12pt" style:font-weight-asian="normal" style:font-name-complex="Arial2" style:font-size-complex="12pt" style:font-weight-complex="normal"/>
    </style:style>
    <style:style style:name="P23" style:family="paragraph" style:parent-style-name="Default">
      <style:paragraph-properties fo:line-height="150%" fo:text-align="center" style:justify-single-word="false" style:text-autospace="none"/>
      <style:text-properties fo:language="es" fo:country="ES"/>
    </style:style>
    <style:style style:name="P24" style:family="paragraph" style:parent-style-name="Default">
      <style:paragraph-properties fo:line-height="150%" fo:text-align="end" style:justify-single-word="false" style:text-autospace="none"/>
      <style:text-properties fo:font-size="14pt" fo:language="es" fo:country="ES" style:font-size-asian="14pt" style:font-size-complex="14pt"/>
    </style:style>
    <style:style style:name="P25" style:family="paragraph" style:parent-style-name="Default">
      <style:paragraph-properties fo:line-height="150%" fo:text-align="end" style:justify-single-word="false" style:text-autospace="none"/>
      <style:text-properties fo:font-size="14pt" fo:language="es" fo:country="ES" fo:font-weight="bold" style:font-size-asian="14pt" style:font-weight-asian="bold" style:font-size-complex="14pt" style:font-weight-complex="bold"/>
    </style:style>
    <style:style style:name="P26" style:family="paragraph" style:parent-style-name="Text_20_body">
      <style:text-properties fo:language="es" fo:country="ES"/>
    </style:style>
    <style:style style:name="P27" style:family="paragraph" style:parent-style-name="Text_20_body">
      <style:text-properties fo:language="es" fo:country="ES" officeooo:paragraph-rsid="00134d53"/>
    </style:style>
    <style:style style:name="P28" style:family="paragraph" style:parent-style-name="Text_20_body">
      <style:text-properties fo:language="es" fo:country="ES" officeooo:paragraph-rsid="0023ea04"/>
    </style:style>
    <style:style style:name="P29" style:family="paragraph" style:parent-style-name="Text_20_body">
      <style:text-properties fo:language="es" fo:country="ES" officeooo:rsid="0023ea04" officeooo:paragraph-rsid="0023ea04"/>
    </style:style>
    <style:style style:name="P30" style:family="paragraph" style:parent-style-name="Text_20_body">
      <style:text-properties fo:language="es" fo:country="ES" officeooo:rsid="002572be" officeooo:paragraph-rsid="002572be"/>
    </style:style>
    <style:style style:name="P31" style:family="paragraph" style:parent-style-name="Text_20_body">
      <style:text-properties fo:language="es" fo:country="ES" officeooo:rsid="002e0bdf" officeooo:paragraph-rsid="0031aa6f"/>
    </style:style>
    <style:style style:name="P32" style:family="paragraph" style:parent-style-name="Text_20_body">
      <style:text-properties fo:language="es" fo:country="ES" officeooo:rsid="003b8ba4" officeooo:paragraph-rsid="003b8ba4"/>
    </style:style>
    <style:style style:name="P33" style:family="paragraph" style:parent-style-name="Text_20_body">
      <style:text-properties fo:language="es" fo:country="ES" officeooo:rsid="003b8ba4" officeooo:paragraph-rsid="0056eca7"/>
    </style:style>
    <style:style style:name="P34" style:family="paragraph" style:parent-style-name="Text_20_body">
      <style:text-properties fo:language="es" fo:country="ES" officeooo:rsid="0038bfe3" officeooo:paragraph-rsid="0038bfe3"/>
    </style:style>
    <style:style style:name="P35" style:family="paragraph" style:parent-style-name="Text_20_body">
      <style:text-properties fo:language="es" fo:country="ES" officeooo:rsid="0038bfe3" officeooo:paragraph-rsid="00c9e29a"/>
    </style:style>
    <style:style style:name="P36" style:family="paragraph" style:parent-style-name="Text_20_body">
      <style:text-properties fo:language="es" fo:country="ES" officeooo:rsid="0058dbda" officeooo:paragraph-rsid="0058dbda"/>
    </style:style>
    <style:style style:name="P37" style:family="paragraph" style:parent-style-name="Text_20_body">
      <style:text-properties fo:language="es" fo:country="ES" officeooo:paragraph-rsid="000e3576"/>
    </style:style>
    <style:style style:name="P38" style:family="paragraph" style:parent-style-name="Text_20_body">
      <style:text-properties fo:language="es" fo:country="ES" officeooo:paragraph-rsid="0038bfe3"/>
    </style:style>
    <style:style style:name="P39" style:family="paragraph" style:parent-style-name="Text_20_body">
      <style:paragraph-properties fo:line-height="150%" fo:text-align="justify" style:justify-single-word="false"/>
      <style:text-properties fo:language="es" fo:country="ES"/>
    </style:style>
    <style:style style:name="P40" style:family="paragraph" style:parent-style-name="Text_20_body">
      <style:text-properties fo:language="es" fo:country="ES" officeooo:rsid="004b4efb" officeooo:paragraph-rsid="00a4ae78"/>
    </style:style>
    <style:style style:name="P41" style:family="paragraph" style:parent-style-name="Text_20_body">
      <style:text-properties fo:language="es" fo:country="ES" officeooo:rsid="004b4efb" officeooo:paragraph-rsid="00a68840"/>
    </style:style>
    <style:style style:name="P42" style:family="paragraph" style:parent-style-name="Text_20_body">
      <style:text-properties fo:language="es" fo:country="ES" officeooo:rsid="004b4efb" officeooo:paragraph-rsid="00a82f6b"/>
    </style:style>
    <style:style style:name="P43" style:family="paragraph" style:parent-style-name="Text_20_body">
      <style:text-properties fo:language="es" fo:country="ES" officeooo:rsid="004b4efb" officeooo:paragraph-rsid="00ad278d"/>
    </style:style>
    <style:style style:name="P44" style:family="paragraph" style:parent-style-name="Text_20_body">
      <style:text-properties fo:language="es" fo:country="ES" officeooo:rsid="00c7a8bb" officeooo:paragraph-rsid="00c7a8bb"/>
    </style:style>
    <style:style style:name="P45" style:family="paragraph" style:parent-style-name="Text_20_body">
      <style:text-properties fo:language="es" fo:country="ES" officeooo:rsid="00a82f6b" officeooo:paragraph-rsid="00ad278d"/>
    </style:style>
    <style:style style:name="P46" style:family="paragraph" style:parent-style-name="Text_20_body">
      <style:text-properties fo:language="es" fo:country="ES" officeooo:rsid="00ad278d" officeooo:paragraph-rsid="00ad278d"/>
    </style:style>
    <style:style style:name="P47" style:family="paragraph" style:parent-style-name="Text_20_body">
      <style:text-properties fo:language="es" fo:country="ES" officeooo:rsid="00ad278d" officeooo:paragraph-rsid="00b0037b"/>
    </style:style>
    <style:style style:name="P48" style:family="paragraph" style:parent-style-name="Text_20_body">
      <style:text-properties fo:language="es" fo:country="ES" officeooo:rsid="004c847d" officeooo:paragraph-rsid="00d0a0e8"/>
    </style:style>
    <style:style style:name="P49" style:family="paragraph" style:parent-style-name="Text_20_body">
      <style:text-properties fo:language="es" fo:country="ES" officeooo:rsid="00c222d1" officeooo:paragraph-rsid="004deb02"/>
    </style:style>
    <style:style style:name="P50" style:family="paragraph" style:parent-style-name="Text_20_body">
      <style:text-properties fo:language="es" fo:country="ES" officeooo:rsid="00d81223" officeooo:paragraph-rsid="00d81223"/>
    </style:style>
    <style:style style:name="P51" style:family="paragraph" style:parent-style-name="Text_20_body">
      <style:text-properties fo:language="es" fo:country="ES" officeooo:rsid="00d95ace" officeooo:paragraph-rsid="00d95ace"/>
    </style:style>
    <style:style style:name="P52" style:family="paragraph" style:parent-style-name="Text_20_body">
      <style:text-properties fo:language="es" fo:country="ES" fo:font-weight="bold" officeooo:rsid="00d9eb8a" officeooo:paragraph-rsid="00d9eb8a" style:font-weight-asian="bold" style:font-weight-complex="bold"/>
    </style:style>
    <style:style style:name="P53" style:family="paragraph" style:parent-style-name="Text_20_body">
      <style:text-properties fo:language="es" fo:country="ES" fo:font-weight="bold" officeooo:rsid="00db6fbb" officeooo:paragraph-rsid="00db6fbb" style:font-weight-asian="bold" style:font-weight-complex="bold"/>
    </style:style>
    <style:style style:name="P54" style:family="paragraph" style:parent-style-name="Text_20_body">
      <style:text-properties fo:language="es" fo:country="ES" officeooo:rsid="00de47f9" officeooo:paragraph-rsid="00de47f9"/>
    </style:style>
    <style:style style:name="P55" style:family="paragraph" style:parent-style-name="Text_20_body">
      <style:text-properties fo:language="es" fo:country="ES" officeooo:rsid="00df0392" officeooo:paragraph-rsid="00df0392"/>
    </style:style>
    <style:style style:name="P56" style:family="paragraph" style:parent-style-name="Text_20_body">
      <style:text-properties fo:language="es" fo:country="ES" officeooo:rsid="00e09ac9" officeooo:paragraph-rsid="00e09ac9"/>
    </style:style>
    <style:style style:name="P57" style:family="paragraph" style:parent-style-name="Text_20_body">
      <style:text-properties fo:language="es" fo:country="ES" officeooo:rsid="00e210ff" officeooo:paragraph-rsid="00e210ff"/>
    </style:style>
    <style:style style:name="P58" style:family="paragraph" style:parent-style-name="Text_20_body">
      <style:text-properties fo:language="es" fo:country="ES" officeooo:rsid="00e34212" officeooo:paragraph-rsid="00e34212"/>
    </style:style>
    <style:style style:name="P59" style:family="paragraph" style:parent-style-name="Text_20_body">
      <style:text-properties fo:language="es" fo:country="ES" officeooo:rsid="00e532d4" officeooo:paragraph-rsid="00e532d4"/>
    </style:style>
    <style:style style:name="P60" style:family="paragraph" style:parent-style-name="Text_20_body">
      <style:text-properties officeooo:rsid="001e35ac" officeooo:paragraph-rsid="001e35ac"/>
    </style:style>
    <style:style style:name="P61" style:family="paragraph" style:parent-style-name="Text_20_body">
      <style:text-properties fo:font-size="10pt" fo:language="es" fo:country="ES" officeooo:rsid="002572be" officeooo:paragraph-rsid="002572be" style:font-size-asian="10pt" style:font-size-complex="10pt"/>
    </style:style>
    <style:style style:name="P62" style:family="paragraph" style:parent-style-name="Text_20_body">
      <style:text-properties officeooo:rsid="002b5f63" officeooo:paragraph-rsid="002b5f63"/>
    </style:style>
    <style:style style:name="P63" style:family="paragraph" style:parent-style-name="Text_20_body">
      <style:text-properties officeooo:rsid="002bc982" officeooo:paragraph-rsid="002bc982"/>
    </style:style>
    <style:style style:name="P64" style:family="paragraph" style:parent-style-name="Text_20_body">
      <style:text-properties officeooo:rsid="002e0bdf" officeooo:paragraph-rsid="002e0bdf"/>
    </style:style>
    <style:style style:name="P65" style:family="paragraph" style:parent-style-name="Text_20_body">
      <style:text-properties officeooo:rsid="002e0bdf" officeooo:paragraph-rsid="0031aa6f"/>
    </style:style>
    <style:style style:name="P66" style:family="paragraph" style:parent-style-name="Text_20_body">
      <style:text-properties officeooo:rsid="003869aa" officeooo:paragraph-rsid="003869aa"/>
    </style:style>
    <style:style style:name="P67" style:family="paragraph" style:parent-style-name="Text_20_body">
      <style:text-properties officeooo:rsid="0038bfe3" officeooo:paragraph-rsid="0038bfe3"/>
    </style:style>
    <style:style style:name="P68" style:family="paragraph" style:parent-style-name="Text_20_body">
      <style:text-properties officeooo:paragraph-rsid="003b8ba4"/>
    </style:style>
    <style:style style:name="P69" style:family="paragraph" style:parent-style-name="Text_20_body">
      <style:text-properties officeooo:rsid="003b8ba4" officeooo:paragraph-rsid="003b8ba4"/>
    </style:style>
    <style:style style:name="P70" style:family="paragraph" style:parent-style-name="Text_20_body">
      <style:text-properties officeooo:rsid="0041e9fb" officeooo:paragraph-rsid="0041e9fb"/>
    </style:style>
    <style:style style:name="P71" style:family="paragraph" style:parent-style-name="Text_20_body">
      <style:text-properties officeooo:rsid="0041e9fb" officeooo:paragraph-rsid="004fa9c7"/>
    </style:style>
    <style:style style:name="P72" style:family="paragraph" style:parent-style-name="Text_20_body">
      <style:text-properties officeooo:rsid="004fa9c7" officeooo:paragraph-rsid="004fa9c7"/>
    </style:style>
    <style:style style:name="P73" style:family="paragraph" style:parent-style-name="Text_20_body">
      <style:text-properties officeooo:rsid="0052263c" officeooo:paragraph-rsid="0052263c"/>
    </style:style>
    <style:style style:name="P74" style:family="paragraph" style:parent-style-name="Text_20_body">
      <style:text-properties officeooo:rsid="0058dbda" officeooo:paragraph-rsid="0058dbda"/>
    </style:style>
    <style:style style:name="P75" style:family="paragraph" style:parent-style-name="Text_20_body">
      <style:text-properties officeooo:paragraph-rsid="0059d62b"/>
    </style:style>
    <style:style style:name="P76" style:family="paragraph" style:parent-style-name="Text_20_body">
      <style:text-properties officeooo:rsid="005b250a" officeooo:paragraph-rsid="005b250a"/>
    </style:style>
    <style:style style:name="P77" style:family="paragraph" style:parent-style-name="Text_20_body">
      <style:text-properties officeooo:rsid="00a3c979" officeooo:paragraph-rsid="00bf5b7b"/>
    </style:style>
    <style:style style:name="P78" style:family="paragraph" style:parent-style-name="Text_20_body">
      <style:text-properties officeooo:rsid="00b0037b" officeooo:paragraph-rsid="00b11556"/>
    </style:style>
    <style:style style:name="P79" style:family="paragraph" style:parent-style-name="Text_20_body">
      <style:text-properties officeooo:paragraph-rsid="00b11556"/>
    </style:style>
    <style:style style:name="P80" style:family="paragraph" style:parent-style-name="Text_20_body">
      <style:text-properties officeooo:rsid="00b11556" officeooo:paragraph-rsid="00b11556"/>
    </style:style>
    <style:style style:name="P81" style:family="paragraph" style:parent-style-name="Text_20_body">
      <style:text-properties officeooo:rsid="00b6d030" officeooo:paragraph-rsid="00b6d030"/>
    </style:style>
    <style:style style:name="P82" style:family="paragraph" style:parent-style-name="Text_20_body">
      <style:text-properties officeooo:rsid="00b7b8ef" officeooo:paragraph-rsid="00b7b8ef"/>
    </style:style>
    <style:style style:name="P83" style:family="paragraph" style:parent-style-name="Text_20_body">
      <style:text-properties officeooo:rsid="00bcce7f" officeooo:paragraph-rsid="00bcce7f"/>
    </style:style>
    <style:style style:name="P84" style:family="paragraph" style:parent-style-name="Text_20_body">
      <style:text-properties officeooo:rsid="004deb02" officeooo:paragraph-rsid="004deb02"/>
    </style:style>
    <style:style style:name="P85" style:family="paragraph" style:parent-style-name="Text_20_body">
      <style:text-properties officeooo:paragraph-rsid="00cebeaa"/>
    </style:style>
    <style:style style:name="P86" style:family="paragraph" style:parent-style-name="Text_20_body">
      <style:text-properties officeooo:paragraph-rsid="00d0a0e8"/>
    </style:style>
    <style:style style:name="P87" style:family="paragraph" style:parent-style-name="Text_20_body">
      <style:text-properties officeooo:paragraph-rsid="00d2826b"/>
    </style:style>
    <style:style style:name="P88" style:family="paragraph" style:parent-style-name="Contents_20_1">
      <style:paragraph-properties>
        <style:tab-stops>
          <style:tab-stop style:position="14cm" style:type="right" style:leader-style="dotted" style:leader-text="."/>
        </style:tab-stops>
      </style:paragraph-properties>
      <style:text-properties officeooo:rsid="001e35ac" officeooo:paragraph-rsid="001e35ac"/>
    </style:style>
    <style:style style:name="P89" style:family="paragraph" style:parent-style-name="Contents_20_1">
      <style:paragraph-properties>
        <style:tab-stops>
          <style:tab-stop style:position="14cm" style:type="right" style:leader-style="dotted" style:leader-text="."/>
        </style:tab-stops>
      </style:paragraph-properties>
    </style:style>
    <style:style style:name="P90" style:family="paragraph" style:parent-style-name="Bibliography_20_1">
      <style:paragraph-properties>
        <style:tab-stops/>
      </style:paragraph-properties>
    </style:style>
    <style:style style:name="P91" style:family="paragraph" style:parent-style-name="Bibliography_20_1">
      <style:paragraph-properties>
        <style:tab-stops/>
      </style:paragraph-properties>
      <style:text-properties officeooo:paragraph-rsid="00935f0a"/>
    </style:style>
    <style:style style:name="P92" style:family="paragraph" style:parent-style-name="Bibliography_20_1">
      <style:paragraph-properties>
        <style:tab-stops/>
      </style:paragraph-properties>
      <style:text-properties officeooo:paragraph-rsid="00979d9e"/>
    </style:style>
    <style:style style:name="P93" style:family="paragraph" style:parent-style-name="Bibliography_20_1">
      <style:paragraph-properties>
        <style:tab-stops/>
      </style:paragraph-properties>
      <style:text-properties officeooo:paragraph-rsid="008cfbba"/>
    </style:style>
    <style:style style:name="P94" style:family="paragraph" style:parent-style-name="Bibliography_20_1">
      <style:paragraph-properties>
        <style:tab-stops/>
      </style:paragraph-properties>
      <style:text-properties officeooo:rsid="008c21f6" officeooo:paragraph-rsid="008c21f6"/>
    </style:style>
    <style:style style:name="P95" style:family="paragraph" style:parent-style-name="Bibliography_20_1">
      <style:paragraph-properties>
        <style:tab-stops/>
      </style:paragraph-properties>
      <style:text-properties officeooo:rsid="008c21f6" officeooo:paragraph-rsid="0093f6be"/>
    </style:style>
    <style:style style:name="P96" style:family="paragraph" style:parent-style-name="Bibliography_20_1">
      <style:paragraph-properties>
        <style:tab-stops/>
      </style:paragraph-properties>
      <style:text-properties officeooo:rsid="0095e8cf" officeooo:paragraph-rsid="0095e8cf"/>
    </style:style>
    <style:style style:name="P97" style:family="paragraph" style:parent-style-name="Bibliography_20_1">
      <style:paragraph-properties>
        <style:tab-stops/>
      </style:paragraph-properties>
      <style:text-properties officeooo:rsid="0095e8cf" officeooo:paragraph-rsid="00979d9e"/>
    </style:style>
    <style:style style:name="P98" style:family="paragraph" style:parent-style-name="Bibliography_20_1">
      <style:paragraph-properties>
        <style:tab-stops/>
      </style:paragraph-properties>
      <style:text-properties officeooo:rsid="0095e8cf" officeooo:paragraph-rsid="00a31031"/>
    </style:style>
    <style:style style:name="P99" style:family="paragraph" style:parent-style-name="Contents_20_2">
      <style:paragraph-properties>
        <style:tab-stops>
          <style:tab-stop style:position="13.501cm" style:type="right" style:leader-style="dotted" style:leader-text="."/>
        </style:tab-stops>
      </style:paragraph-properties>
    </style:style>
    <style:style style:name="P100" style:family="paragraph" style:parent-style-name="Contents_20_3">
      <style:paragraph-properties>
        <style:tab-stops>
          <style:tab-stop style:position="13.002cm" style:type="right" style:leader-style="dotted" style:leader-text="."/>
        </style:tab-stops>
      </style:paragraph-properties>
    </style:style>
    <style:style style:name="P101" style:family="paragraph" style:parent-style-name="Heading" style:master-page-name="First_20_Page">
      <style:paragraph-properties style:page-number="auto"/>
      <style:text-properties fo:language="es" fo:country="ES"/>
    </style:style>
    <style:style style:name="P102" style:family="paragraph" style:parent-style-name="Heading" style:master-page-name="Página_20_no_20_numerada">
      <style:paragraph-properties style:page-number="auto"/>
      <style:text-properties fo:language="es" fo:country="ES" officeooo:paragraph-rsid="000f0c74"/>
    </style:style>
    <style:style style:name="P103" style:family="paragraph" style:parent-style-name="Heading" style:master-page-name="Standard">
      <style:paragraph-properties style:page-number="auto"/>
      <style:text-properties fo:language="es" fo:country="ES"/>
    </style:style>
    <style:style style:name="P104" style:family="paragraph" style:parent-style-name="Text_20_body" style:list-style-name="L1">
      <style:text-properties fo:language="es" fo:country="ES"/>
    </style:style>
    <style:style style:name="P105" style:family="paragraph" style:parent-style-name="Text_20_body" style:list-style-name="L1">
      <style:text-properties fo:language="es" fo:country="ES" officeooo:paragraph-rsid="0027931e"/>
    </style:style>
    <style:style style:name="P106" style:family="paragraph" style:parent-style-name="Text_20_body" style:list-style-name="L1">
      <style:text-properties fo:language="es" fo:country="ES" officeooo:rsid="00c7a8bb" officeooo:paragraph-rsid="00c7a8bb"/>
    </style:style>
    <style:style style:name="P107" style:family="paragraph" style:parent-style-name="Text_20_body" style:list-style-name="L2">
      <style:text-properties fo:language="es" fo:country="ES"/>
    </style:style>
    <style:style style:name="P108" style:family="paragraph" style:parent-style-name="Text_20_body" style:list-style-name="L3">
      <style:text-properties fo:language="es" fo:country="ES"/>
    </style:style>
    <style:style style:name="P109" style:family="paragraph" style:parent-style-name="Text_20_body">
      <style:text-properties fo:language="es" fo:country="ES" fo:font-weight="normal" officeooo:rsid="00dc8678" officeooo:paragraph-rsid="00dc8678" style:font-weight-asian="normal" style:font-weight-complex="normal"/>
    </style:style>
    <style:style style:name="P110" style:family="paragraph" style:parent-style-name="Text_20_body">
      <style:text-properties fo:language="es" fo:country="ES" fo:font-weight="normal" officeooo:rsid="00dcbf10" officeooo:paragraph-rsid="00dcbf10" style:font-weight-asian="normal" style:font-weight-complex="normal"/>
    </style:style>
    <style:style style:name="P111" style:family="paragraph" style:parent-style-name="Text_20_body">
      <style:text-properties fo:language="es" fo:country="ES" fo:font-weight="normal" officeooo:rsid="00e8dcdf" officeooo:paragraph-rsid="00e8dcdf" style:font-weight-asian="normal" style:font-weight-complex="normal"/>
    </style:style>
    <style:style style:name="P112" style:family="paragraph" style:parent-style-name="Text_20_body">
      <style:text-properties fo:language="es" fo:country="ES" fo:font-weight="normal" officeooo:rsid="00eabd19" officeooo:paragraph-rsid="00eabd19" style:font-weight-asian="normal" style:font-weight-complex="normal"/>
    </style:style>
    <style:style style:name="P113" style:family="paragraph" style:parent-style-name="Text_20_body">
      <style:text-properties fo:language="es" fo:country="ES" fo:font-weight="normal" officeooo:rsid="00eb0be1" officeooo:paragraph-rsid="00eb0be1" style:font-weight-asian="normal" style:font-weight-complex="normal"/>
    </style:style>
    <style:style style:name="P114" style:family="paragraph" style:parent-style-name="Text_20_body" style:list-style-name="L4">
      <style:text-properties fo:language="es" fo:country="ES"/>
    </style:style>
    <style:style style:name="P115" style:family="paragraph" style:parent-style-name="Text_20_body">
      <style:text-properties fo:language="es" fo:country="ES" fo:font-weight="bold" officeooo:rsid="00dc8678" officeooo:paragraph-rsid="00dc8678" style:font-weight-asian="bold" style:font-weight-complex="bold"/>
    </style:style>
    <style:style style:name="P116" style:family="paragraph" style:parent-style-name="Text_20_body">
      <style:text-properties fo:language="es" fo:country="ES" fo:font-weight="bold" officeooo:rsid="00e6f816" officeooo:paragraph-rsid="00e6f816" style:font-weight-asian="bold" style:font-weight-complex="bold"/>
    </style:style>
    <style:style style:name="P117" style:family="paragraph" style:parent-style-name="Text_20_body">
      <style:text-properties fo:language="es" fo:country="ES" fo:font-weight="bold" officeooo:rsid="00e8dcdf" officeooo:paragraph-rsid="00e8dcdf" style:font-weight-asian="bold" style:font-weight-complex="bold"/>
    </style:style>
    <style:style style:name="P118" style:family="paragraph" style:parent-style-name="Text_20_body">
      <style:text-properties fo:language="es" fo:country="ES" officeooo:rsid="00e532d4" officeooo:paragraph-rsid="00e532d4"/>
    </style:style>
    <style:style style:name="P119" style:family="paragraph" style:parent-style-name="Heading_20_1">
      <style:text-properties fo:language="es" fo:country="ES"/>
    </style:style>
    <style:style style:name="P120" style:family="paragraph" style:parent-style-name="Heading_20_1" style:list-style-name="">
      <style:text-properties fo:language="es" fo:country="ES"/>
    </style:style>
    <style:style style:name="P121" style:family="paragraph" style:parent-style-name="Heading_20_1" style:list-style-name="">
      <style:text-properties fo:language="es" fo:country="ES" officeooo:paragraph-rsid="00186858"/>
    </style:style>
    <style:style style:name="P122" style:family="paragraph" style:parent-style-name="Heading_20_1">
      <style:text-properties fo:language="es" fo:country="ES" officeooo:rsid="000e3576" officeooo:paragraph-rsid="000e3576"/>
    </style:style>
    <style:style style:name="P123" style:family="paragraph" style:parent-style-name="Heading_20_1">
      <style:text-properties fo:language="es" fo:country="ES" officeooo:paragraph-rsid="0031aa6f"/>
    </style:style>
    <style:style style:name="P124" style:family="paragraph" style:parent-style-name="Heading_20_1">
      <style:text-properties fo:language="es" fo:country="ES" style:text-underline-style="none" officeooo:rsid="003f3cef" officeooo:paragraph-rsid="003f3cef"/>
    </style:style>
    <style:style style:name="P125" style:family="paragraph" style:parent-style-name="Heading_20_2">
      <style:text-properties fo:language="es" fo:country="ES"/>
    </style:style>
    <style:style style:name="P126" style:family="paragraph" style:parent-style-name="Heading_20_2">
      <style:text-properties fo:language="es" fo:country="ES" officeooo:paragraph-rsid="000e3576"/>
    </style:style>
    <style:style style:name="P127" style:family="paragraph" style:parent-style-name="Heading_20_2">
      <style:text-properties fo:language="es" fo:country="ES" officeooo:rsid="0031aa6f" officeooo:paragraph-rsid="0031aa6f"/>
    </style:style>
    <style:style style:name="P128" style:family="paragraph" style:parent-style-name="Heading_20_2">
      <style:text-properties fo:language="es" fo:country="ES" officeooo:rsid="003298b1" officeooo:paragraph-rsid="003298b1"/>
    </style:style>
    <style:style style:name="P129" style:family="paragraph" style:parent-style-name="Heading_20_2">
      <style:text-properties fo:language="es" fo:country="ES" style:text-underline-style="none" officeooo:rsid="003f3cef" officeooo:paragraph-rsid="003f3cef"/>
    </style:style>
    <style:style style:name="P130" style:family="paragraph" style:parent-style-name="Heading_20_2">
      <style:text-properties fo:language="es" fo:country="ES" officeooo:rsid="003e1b1c" officeooo:paragraph-rsid="003e1b1c"/>
    </style:style>
    <style:style style:name="P131" style:family="paragraph" style:parent-style-name="Heading_20_2">
      <style:text-properties fo:language="es" fo:country="ES" officeooo:rsid="0045a294" officeooo:paragraph-rsid="0045a294"/>
    </style:style>
    <style:style style:name="P132" style:family="paragraph" style:parent-style-name="Heading_20_2">
      <style:text-properties officeooo:rsid="0041e9fb" officeooo:paragraph-rsid="0041e9fb"/>
    </style:style>
    <style:style style:name="P133" style:family="paragraph" style:parent-style-name="Contents_20_Heading" style:master-page-name="Index">
      <style:paragraph-properties style:page-number="auto"/>
    </style:style>
    <style:style style:name="P134" style:family="paragraph" style:parent-style-name="Heading_20_3">
      <style:text-properties fo:language="es" fo:country="ES"/>
    </style:style>
    <style:style style:name="P135" style:family="paragraph" style:parent-style-name="Heading_20_3">
      <style:text-properties fo:language="es" fo:country="ES" officeooo:rsid="0038bfe3" officeooo:paragraph-rsid="0038bfe3"/>
    </style:style>
    <style:style style:name="P136" style:family="paragraph" style:parent-style-name="Heading_20_3">
      <style:text-properties fo:language="es" fo:country="ES" officeooo:rsid="003f3cef" officeooo:paragraph-rsid="003f3cef"/>
    </style:style>
    <style:style style:name="P137" style:family="paragraph" style:parent-style-name="Heading_20_3">
      <style:text-properties fo:language="es" fo:country="ES" officeooo:rsid="00690698" officeooo:paragraph-rsid="00690698"/>
    </style:style>
    <style:style style:name="P138" style:family="paragraph" style:parent-style-name="Heading_20_3">
      <style:text-properties fo:language="es" fo:country="ES" officeooo:rsid="003b8ba4" officeooo:paragraph-rsid="003b8ba4"/>
    </style:style>
    <style:style style:name="P139" style:family="paragraph" style:parent-style-name="Heading_20_3">
      <style:text-properties officeooo:rsid="0058dbda" officeooo:paragraph-rsid="0058dbda"/>
    </style:style>
    <style:style style:name="P140" style:family="paragraph" style:parent-style-name="Heading_20_3">
      <style:text-properties officeooo:rsid="0059d62b" officeooo:paragraph-rsid="0059d62b"/>
    </style:style>
    <style:style style:name="T1" style:family="text">
      <style:text-properties style:font-name="Arial2" fo:font-size="16pt" fo:font-weight="bold" style:font-name-asian="Arial2" style:font-size-asian="16pt" style:font-weight-asian="bold" style:font-name-complex="Arial2" style:font-size-complex="16pt" style:font-weight-complex="bold"/>
    </style:style>
    <style:style style:name="T2" style:family="text">
      <style:text-properties style:font-name="Arial2" fo:font-size="16pt" style:text-underline-style="solid" style:text-underline-width="auto" style:text-underline-color="font-color" fo:font-weight="bold" officeooo:rsid="000b3c31" style:font-name-asian="Arial2" style:font-size-asian="16pt" style:font-weight-asian="bold" style:font-name-complex="Arial2" style:font-size-complex="16pt" style:font-weight-complex="bold"/>
    </style:style>
    <style:style style:name="T3" style:family="text">
      <style:text-properties style:font-name="Arial2" fo:font-weight="bold" style:font-name-asian="Arial2" style:font-weight-asian="bold" style:font-name-complex="Arial2" style:font-weight-complex="bold"/>
    </style:style>
    <style:style style:name="T4" style:family="text">
      <style:text-properties style:font-name="Arial2" fo:font-weight="bold" officeooo:rsid="000b3c31" style:font-name-asian="Arial2" style:font-weight-asian="bold" style:font-name-complex="Arial2" style:font-weight-complex="bold"/>
    </style:style>
    <style:style style:name="T5" style:family="text">
      <style:text-properties style:font-name="Arial2" fo:font-weight="normal" style:font-name-asian="Arial2" style:font-weight-asian="normal" style:font-name-complex="Arial2" style:font-weight-complex="normal"/>
    </style:style>
    <style:style style:name="T6" style:family="text">
      <style:text-properties style:font-name="Arial2" fo:font-weight="normal" officeooo:rsid="000b3c31" style:font-name-asian="Arial2" style:font-weight-asian="normal" style:font-name-complex="Arial2" style:font-weight-complex="normal"/>
    </style:style>
    <style:style style:name="T7" style:family="text">
      <style:text-properties style:font-name="Arial2" fo:font-weight="normal" officeooo:rsid="001952f8" style:font-name-asian="Arial2" style:font-weight-asian="normal" style:font-name-complex="Arial2" style:font-weight-complex="normal"/>
    </style:style>
    <style:style style:name="T8" style:family="text">
      <style:text-properties style:font-name="Arial2" style:font-name-asian="Arial2" style:font-name-complex="Arial2"/>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officeooo:rsid="00935f0a" style:font-style-asian="italic" style:font-style-complex="italic"/>
    </style:style>
    <style:style style:name="T12" style:family="text">
      <style:text-properties fo:font-weight="bold" style:font-weight-asian="bold" style:font-weight-complex="bold"/>
    </style:style>
    <style:style style:name="T13" style:family="text">
      <style:text-properties fo:font-weight="bold" officeooo:rsid="008cfbba" style:font-weight-asian="bold" style:font-weight-complex="bold"/>
    </style:style>
    <style:style style:name="T14" style:family="text">
      <style:text-properties fo:font-weight="bold" officeooo:rsid="0090a426" style:font-weight-asian="bold" style:font-weight-complex="bold"/>
    </style:style>
    <style:style style:name="T15" style:family="text">
      <style:text-properties fo:font-weight="bold" officeooo:rsid="00935f0a" style:font-weight-asian="bold" style:font-weight-complex="bold"/>
    </style:style>
    <style:style style:name="T16" style:family="text">
      <style:text-properties fo:language="es" fo:country="ES"/>
    </style:style>
    <style:style style:name="T17" style:family="text">
      <style:text-properties fo:language="es" fo:country="ES" officeooo:rsid="003b8ba4"/>
    </style:style>
    <style:style style:name="T18" style:family="text">
      <style:text-properties fo:language="es" fo:country="ES" officeooo:rsid="0058dbda"/>
    </style:style>
    <style:style style:name="T19" style:family="text">
      <style:text-properties fo:language="es" fo:country="ES" officeooo:rsid="0058ffb2"/>
    </style:style>
    <style:style style:name="T20" style:family="text">
      <style:text-properties fo:language="es" fo:country="ES" officeooo:rsid="004c847d"/>
    </style:style>
    <style:style style:name="T21" style:family="text">
      <style:text-properties fo:language="es" fo:country="ES" officeooo:rsid="006bebb9"/>
    </style:style>
    <style:style style:name="T22" style:family="text">
      <style:text-properties fo:language="es" fo:country="ES" officeooo:rsid="006c589d"/>
    </style:style>
    <style:style style:name="T23" style:family="text">
      <style:text-properties fo:language="es" fo:country="ES" officeooo:rsid="006ca063"/>
    </style:style>
    <style:style style:name="T24" style:family="text">
      <style:text-properties fo:language="es" fo:country="ES" officeooo:rsid="006cfae2"/>
    </style:style>
    <style:style style:name="T25" style:family="text">
      <style:text-properties fo:language="es" fo:country="ES" officeooo:rsid="006fa6f2"/>
    </style:style>
    <style:style style:name="T26" style:family="text">
      <style:text-properties fo:language="es" fo:country="ES" officeooo:rsid="0070005c"/>
    </style:style>
    <style:style style:name="T27" style:family="text">
      <style:text-properties fo:language="es" fo:country="ES" officeooo:rsid="00a35a36"/>
    </style:style>
    <style:style style:name="T28" style:family="text">
      <style:text-properties fo:language="es" fo:country="ES" officeooo:rsid="00ab4949"/>
    </style:style>
    <style:style style:name="T29" style:family="text">
      <style:text-properties fo:language="es" fo:country="ES" officeooo:rsid="00abac2f"/>
    </style:style>
    <style:style style:name="T30" style:family="text">
      <style:text-properties fo:language="es" fo:country="ES" officeooo:rsid="00ad278d"/>
    </style:style>
    <style:style style:name="T31" style:family="text">
      <style:text-properties fo:language="es" fo:country="ES" officeooo:rsid="00b0037b"/>
    </style:style>
    <style:style style:name="T32" style:family="text">
      <style:text-properties fo:language="es" fo:country="ES" officeooo:rsid="00b07ab1"/>
    </style:style>
    <style:style style:name="T33" style:family="text">
      <style:text-properties fo:language="es" fo:country="ES" officeooo:rsid="00b0c619"/>
    </style:style>
    <style:style style:name="T34" style:family="text">
      <style:text-properties fo:language="es" fo:country="ES" officeooo:rsid="00b11673"/>
    </style:style>
    <style:style style:name="T35" style:family="text">
      <style:text-properties fo:language="es" fo:country="ES" officeooo:rsid="00b38b84"/>
    </style:style>
    <style:style style:name="T36" style:family="text">
      <style:text-properties fo:language="es" fo:country="ES" officeooo:rsid="00b3fe59"/>
    </style:style>
    <style:style style:name="T37" style:family="text">
      <style:text-properties fo:language="es" fo:country="ES" officeooo:rsid="00b59796"/>
    </style:style>
    <style:style style:name="T38" style:family="text">
      <style:text-properties fo:language="es" fo:country="ES" officeooo:rsid="00b7b8ef"/>
    </style:style>
    <style:style style:name="T39" style:family="text">
      <style:text-properties fo:language="es" fo:country="ES" officeooo:rsid="00be9dd7"/>
    </style:style>
    <style:style style:name="T40" style:family="text">
      <style:text-properties fo:language="es" fo:country="ES" officeooo:rsid="00c222d1"/>
    </style:style>
    <style:style style:name="T41" style:family="text">
      <style:text-properties fo:language="es" fo:country="ES" officeooo:rsid="00c34819"/>
    </style:style>
    <style:style style:name="T42" style:family="text">
      <style:text-properties fo:language="es" fo:country="ES" officeooo:rsid="00d3077c"/>
    </style:style>
    <style:style style:name="T43" style:family="text">
      <style:text-properties fo:language="es" fo:country="ES" officeooo:rsid="00d61f0e"/>
    </style:style>
    <style:style style:name="T44" style:family="text">
      <style:text-properties fo:font-weight="normal" style:font-weight-asian="normal" style:font-weight-complex="normal"/>
    </style:style>
    <style:style style:name="T45" style:family="text">
      <style:text-properties fo:font-weight="normal" officeooo:rsid="008c21f6" style:font-weight-asian="normal" style:font-weight-complex="normal"/>
    </style:style>
    <style:style style:name="T46" style:family="text">
      <style:text-properties fo:font-weight="normal" officeooo:rsid="00db1db5" style:font-weight-asian="normal" style:font-weight-complex="normal"/>
    </style:style>
    <style:style style:name="T47" style:family="text">
      <style:text-properties fo:font-weight="normal" officeooo:rsid="00dc8678" style:font-weight-asian="normal" style:font-weight-complex="normal"/>
    </style:style>
    <style:style style:name="T48" style:family="text">
      <style:text-properties officeooo:rsid="000b3c31"/>
    </style:style>
    <style:style style:name="T49" style:family="text">
      <style:text-properties officeooo:rsid="000d2e1f"/>
    </style:style>
    <style:style style:name="T50" style:family="text">
      <style:text-properties officeooo:rsid="000e3576"/>
    </style:style>
    <style:style style:name="T51" style:family="text">
      <style:text-properties officeooo:rsid="00134d53"/>
    </style:style>
    <style:style style:name="T52" style:family="text">
      <style:text-properties officeooo:rsid="001b0432"/>
    </style:style>
    <style:style style:name="T53" style:family="text">
      <style:text-properties officeooo:rsid="002296b4"/>
    </style:style>
    <style:style style:name="T54" style:family="text">
      <style:text-properties officeooo:rsid="0023ea04"/>
    </style:style>
    <style:style style:name="T55" style:family="text">
      <style:text-properties officeooo:rsid="002572be"/>
    </style:style>
    <style:style style:name="T56" style:family="text">
      <style:text-properties fo:font-size="10pt" fo:font-style="italic" style:font-size-asian="10pt" style:font-style-asian="italic" style:font-size-complex="10pt" style:font-style-complex="italic"/>
    </style:style>
    <style:style style:name="T57" style:family="text">
      <style:text-properties officeooo:rsid="0025f5b5"/>
    </style:style>
    <style:style style:name="T58" style:family="text">
      <style:text-properties officeooo:rsid="0027931e"/>
    </style:style>
    <style:style style:name="T59" style:family="text">
      <style:text-properties officeooo:rsid="002962b2"/>
    </style:style>
    <style:style style:name="T60" style:family="text">
      <style:text-properties officeooo:rsid="00299f3d"/>
    </style:style>
    <style:style style:name="T61" style:family="text">
      <style:text-properties officeooo:rsid="002fae82"/>
    </style:style>
    <style:style style:name="T62" style:family="text">
      <style:text-properties officeooo:rsid="003869aa"/>
    </style:style>
    <style:style style:name="T63" style:family="text">
      <style:text-properties officeooo:rsid="003f3cef"/>
    </style:style>
    <style:style style:name="T64" style:family="text">
      <style:text-properties officeooo:rsid="00411bd4"/>
    </style:style>
    <style:style style:name="T65" style:family="text">
      <style:text-properties officeooo:rsid="004fa9c7"/>
    </style:style>
    <style:style style:name="T66" style:family="text">
      <style:text-properties officeooo:rsid="0051147e"/>
    </style:style>
    <style:style style:name="T67" style:family="text">
      <style:text-properties officeooo:rsid="0052263c"/>
    </style:style>
    <style:style style:name="T68" style:family="text">
      <style:text-properties officeooo:rsid="00530a9d"/>
    </style:style>
    <style:style style:name="T69" style:family="text">
      <style:text-properties officeooo:rsid="005348d3"/>
    </style:style>
    <style:style style:name="T70" style:family="text">
      <style:text-properties officeooo:rsid="0056eca7"/>
    </style:style>
    <style:style style:name="T71" style:family="text">
      <style:text-properties officeooo:rsid="005c325f"/>
    </style:style>
    <style:style style:name="T72" style:family="text">
      <style:text-properties officeooo:rsid="008c21f6"/>
    </style:style>
    <style:style style:name="T73" style:family="text">
      <style:text-properties officeooo:rsid="0091605d"/>
    </style:style>
    <style:style style:name="T74" style:family="text">
      <style:text-properties officeooo:rsid="00935f0a"/>
    </style:style>
    <style:style style:name="T75" style:family="text">
      <style:text-properties officeooo:rsid="00973619"/>
    </style:style>
    <style:style style:name="T76" style:family="text">
      <style:text-properties officeooo:rsid="009a23ad"/>
    </style:style>
    <style:style style:name="T77" style:family="text">
      <style:text-properties officeooo:rsid="00a338a1"/>
    </style:style>
    <style:style style:name="T78" style:family="text">
      <style:text-properties officeooo:rsid="00a4ae78"/>
    </style:style>
    <style:style style:name="T79" style:family="text">
      <style:text-properties officeooo:rsid="00a68840"/>
    </style:style>
    <style:style style:name="T80" style:family="text">
      <style:text-properties officeooo:rsid="00a82f6b"/>
    </style:style>
    <style:style style:name="T81" style:family="text">
      <style:text-properties officeooo:rsid="00b83257"/>
    </style:style>
    <style:style style:name="T82" style:family="text">
      <style:text-properties officeooo:rsid="00bf03fb"/>
    </style:style>
    <style:style style:name="T83" style:family="text">
      <style:text-properties officeooo:rsid="00df0392"/>
    </style:style>
    <style:style style:name="T84" style:family="text">
      <style:text-properties officeooo:rsid="00e26253"/>
    </style:style>
    <style:style style:name="T85" style:family="text">
      <style:text-properties officeooo:rsid="00eb9a33"/>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
      <text:p text:style-name="P26"/>
      <text:p text:style-name="P26"/>
      <text:p text:style-name="P26"/>
      <text:p text:style-name="P26"><draw:frame draw:style-name="fr2" draw:name="gráficos1" text:anchor-type="paragraph" svg:width="2.15cm" svg:height="2.131cm" draw:z-index="0"><draw:image xlink:href="Pictures/2000000700000866000008533B9777BA.svm" xlink:type="simple" xlink:show="embed" xlink:actuate="onLoad"/></draw:frame></text:p>
      <text:p text:style-name="P17">Universidad de Mendoza </text:p>
      <text:p text:style-name="P17">Facultad de Ingeniería </text:p>
      <text:p text:style-name="P18">Ingeniería en <text:span text:style-name="T48">Informática</text:span></text:p>
      <text:p text:style-name="P18"/>
      <text:p text:style-name="P18"/>
      <text:p text:style-name="P23"><text:span text:style-name="T1">“</text:span><text:span text:style-name="T2">Optimización de queries con aprendizaje automático</text:span><text:span text:style-name="T1">”</text:span></text:p>
      <text:p text:style-name="P18"/>
      <text:p text:style-name="P18"/>
      <text:p text:style-name="P21"/>
      <text:p text:style-name="P24"><text:span text:style-name="T3">Autor</text:span><text:span text:style-name="T4">a</text:span><text:span text:style-name="T3">:</text:span><text:span text:style-name="T5"> </text:span><text:span text:style-name="T6">Karina Andr</text:span><text:span text:style-name="T7">e</text:span><text:span text:style-name="T6">a Pángaro Hraste</text:span></text:p>
      <text:p text:style-name="P25"><text:span text:style-name="T8">Asesor:</text:span><text:span text:style-name="T5"> </text:span><text:span text:style-name="T6">Ing. Daniel Quinteros</text:span></text:p>
      <text:p text:style-name="P22"/>
      <text:p text:style-name="P19"/>
      <text:p text:style-name="P20">Mendoza, <text:span text:style-name="T66">Octubre </text:span>de 201<text:span text:style-name="T48">5</text:span></text:p>
      <text:p text:style-name="P102">AGRADECIMIENTOS</text:p>
      <text:p text:style-name="P26"/>
      <text:p text:style-name="P10">RESUMEN</text:p>
      <text:p text:style-name="P27">Se denomina<text:span text:style-name="T49">n queries o consultas a las interacciones que realizan los sistemas con los motores de bases de datos. Existen diversas formas de construirlas y cumplen un papel fundamental en la velocidad de ejecución que tendrá el sistema para el usuario final. Es vital que su estructura sea la correcta, para evitar sobrecargar al procesador del servidor donde se encuentra el motor de base de datos. </text:span>Si <text:span text:style-name="T49">no se respetan algunas normas específicas o si se realiza una mala construcción, el sistema incluso podría resultar inutilizable para el usuario final. </text:span>Por lo tanto, es <text:span text:style-name="T51">imprescindible formular estas queries de la mejor manera posible.</text:span></text:p>
      <text:p text:style-name="P27">En este trabajo se ha desarrollado un <text:span text:style-name="T49">sistema </text:span>capaz de <text:span text:style-name="T53">detectar queries ineficientes, aquellas que contengan una estructura errónea o que provoquen grandes demoras en la obtención de datos. El objetivo es que el sistema recomiende nuevas consultas, que además de minimizar el tiempo de respuesta, tendrán una estructura correcta, respetando la integridad de los datos</text:span>.</text:p>
      <text:p text:style-name="P27">La solución planteada además de cumplir con el propósito principal de <text:span text:style-name="T49">optimizar las consultas, resulta en una mejora a nivel de código fuente del sistema, ayudando a las buenas prácticas de programación. Las consultas recomendadas respetan las normas ISO/ANSI y permiten una comunicación más eficiente entre los sistemas y los motores de bases de datos. </text:span></text:p>
      <text:p text:style-name="P27"><text:span text:style-name="T51">Todas las herramientas utilizadas en este proyecto son de</text:span> software libre.</text:p>
      <text:table-of-content text:style-name="Sect1" text:name="Índice de contenido1">
        <text:table-of-content-source text:outline-level="10" text:relative-tab-stop-position="false">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Índice de contenido1_Head">
            <text:p text:style-name="P133">ÍNDICE</text:p>
          </text:index-title>
          <text:p text:style-name="P89">INTRODUCCIÓN<text:tab/>6</text:p>
          <text:p text:style-name="P89">Problema de investigación<text:tab/>6</text:p>
          <text:p text:style-name="P89">Propuesta de solución<text:tab/>6</text:p>
          <text:p text:style-name="P89">Justificación<text:tab/>7</text:p>
          <text:p text:style-name="P89">Objetivos<text:tab/>9</text:p>
          <text:p text:style-name="P89">MARCO TEÓRICO<text:tab/>10</text:p>
          <text:p text:style-name="P89">CAPÍTULO I<text:tab/>10</text:p>
          <text:p text:style-name="P89">I.Motores de Bases de Datos<text:tab/>10</text:p>
          <text:p text:style-name="P99">I.1.Conceptos de bases de datos<text:tab/>10</text:p>
          <text:p text:style-name="P89">CAPÍTULO II<text:tab/>11</text:p>
          <text:p text:style-name="P89">II.Spring Framework<text:tab/>11</text:p>
          <text:p text:style-name="P99">II.1.Concepto de Framework<text:tab/>11</text:p>
          <text:p text:style-name="P99">II.2.Spring Framework<text:tab/>14</text:p>
          <text:p text:style-name="P99">II.3.Lenguaje de programación JAVA<text:tab/>15</text:p>
          <text:p text:style-name="P100">II.3.1.Programación orientada a objetos<text:tab/>15</text:p>
          <text:p text:style-name="P100">II.3.2.Características de la programación orientada a objetos<text:tab/>18</text:p>
          <text:p text:style-name="P89">CAPÍTULO III<text:tab/>22</text:p>
          <text:p text:style-name="P89">III.Inteligencia Artificial<text:tab/>22</text:p>
          <text:p text:style-name="P99">III.1.Concepto de Inteligencia Artificial<text:tab/>22</text:p>
          <text:p text:style-name="P99">III.2.Aprendizaje Automático<text:tab/>23</text:p>
          <text:p text:style-name="P100">III.2.1.Concepto de aprendizaje automático<text:tab/>23</text:p>
          <text:p text:style-name="P100">III.2.2.Árboles de decisión<text:tab/>24</text:p>
          <text:p text:style-name="P100">III.2.3.Aprendizaje bayesiano<text:tab/>24</text:p>
          <text:p text:style-name="P100">III.2.4.Aprendizaje por refuerzo (?)<text:tab/>24</text:p>
          <text:p text:style-name="P100">III.2.5.Random Forest (Selva aleatoria)<text:tab/>24</text:p>
          <text:p text:style-name="P100">III.2.6.Modelos de aprendizaje automático<text:tab/>24</text:p>
          <text:p text:style-name="P100">III.2.7.Tipos de algoritmos de aprendizaje automático<text:tab/>25</text:p>
          <text:p text:style-name="P100">III.2.8.Herramienta de aprendizaje automático MAHOUT<text:tab/>28</text:p>
          <text:p text:style-name="P99">III.3.Minería de Datos<text:tab/>33</text:p>
          <text:p text:style-name="P89"><text:soft-page-break/>CAPÍTULO IV<text:tab/>34</text:p>
          <text:p text:style-name="P89">IV.Tecnologías WEB<text:tab/>34</text:p>
          <text:p text:style-name="P99">IV.1.Aplicación WEB<text:tab/>34</text:p>
          <text:p text:style-name="P100">IV.1.1.Estructura de las aplicaciones WEB<text:tab/>34</text:p>
          <text:p text:style-name="P99">IV.2.Jquery<text:tab/>35</text:p>
          <text:p text:style-name="P99">IV.3.Bootstrap<text:tab/>36</text:p>
          <text:p text:style-name="P89">DESARROLLO DE INGENIERÍA<text:tab/>37</text:p>
          <text:p text:style-name="P89">CAPÍTULO V<text:tab/>37</text:p>
          <text:p text:style-name="P89">V.Descripción general de la arquitectura<text:tab/>37</text:p>
          <text:p text:style-name="P89">CAPÍTULO VI<text:tab/>38</text:p>
          <text:p text:style-name="P89">CAPÍTULO VIII<text:tab/>39</text:p>
          <text:p text:style-name="P89">VI.Interfaz de usuario<text:tab/>39</text:p>
          <text:p text:style-name="P99">VI.1.Pantallas y funcionamiento<text:tab/>40</text:p>
          <text:p text:style-name="P100">VI.1.1.Inicio de sesión<text:tab/>40</text:p>
          <text:p text:style-name="P100">VI.1.2.Pantalla principal<text:tab/>41</text:p>
          <text:p text:style-name="P89">LÍNEAS FUTURAS<text:tab/>46</text:p>
          <text:p text:style-name="P89">APÉNDICE<text:tab/>48</text:p>
        </text:index-body>
      </text:table-of-content>
      <text:p text:style-name="P16"/>
      <text:p text:style-name="P12"><text:toc-mark-start text:id="IMark56623800" text:outline-level="1"/>INTRODUCCIÓN<text:toc-mark-end text:id="IMark56623800"/></text:p>
      <text:p text:style-name="P26"/>
      <text:h text:style-name="P120" text:outline-level="1">Problema de investigación</text:h>
      <text:p text:style-name="P28">Los <text:span text:style-name="T54">sistemas de software son un común denominador entre la sociedad, ya sea a nivel profesional, laboral, educativo, o personal. De su velocidad de ejecución dependerá la productividad de un trabajador, las ganancias de una empresa, el grado de satisfacción de las personas en general.</text:span> </text:p>
      <text:p text:style-name="P29">En este caso <text:span text:style-name="T55">analizaremos un factor clave que provoca demoras de ejecución, la interacción con los motores de bases de datos.</text:span></text:p>
      <text:p text:style-name="P30">Construir queries de estructura incorrecta puede dejar al sistema inutilizable para el usuario final.</text:p>
      <text:p text:style-name="P30">Citas...”<text:span text:style-name="T9">Network Perfomance Frustration”</text:span></text:p>
      <text:p text:style-name="P30"><text:span text:style-name="T56">Según informes de consultoras internacionales, un usuario promedio de Tecnologías de la Información estaría </text:span><text:span text:style-name="Strong_20_Emphasis"><text:span text:style-name="T56">desperdiciando</text:span></text:span><text:span text:style-name="T56"> hasta </text:span><text:span text:style-name="Strong_20_Emphasis"><text:span text:style-name="T56">2 horas al mes</text:span></text:span><text:span text:style-name="T56"> debido a los retrasos causados por los sistemas, para un total de 3 días al año. Que puede parecer poco pero para una empresa con 100 empleados significa una fuga de productividad equivalente a </text:span><text:span text:style-name="Strong_20_Emphasis"><text:span text:style-name="T56">300 días de sueldos</text:span></text:span><text:span text:style-name="T56">.</text:span></text:p>
      <text:p text:style-name="P61">“Si un empleado no es capaz de utilizar cierta aplicación o tecnología en condiciones, o simplemente es asidua la situación en la que no puede hacer uso por fallos del sistema, significa que no sólo se anula la inversión original, sino que además el usuario es incapaz de obtener cualquier beneficio en su productividad gracias a la tecnología”.</text:p>
      <text:h text:style-name="P121" text:outline-level="1">Propuesta de solución</text:h>
      <text:p text:style-name="P26">La propuesta para este trabajo es desarrollar un sistema integral de gestión <text:span text:style-name="T55">de queries que </text:span>cumpla con los siguientes requisitos:</text:p>
      <text:p text:style-name="P26"/>
      <text:list xml:id="list6363480083089553877" text:style-name="L1">
        <text:list-item>
          <text:p text:style-name="P104">Que sea una arquitectura modular y versátil que permita reutilizar o <text:soft-page-break/>modificar los <text:span text:style-name="T57">motores de bases de datos a analizar.</text:span></text:p>
        </text:list-item>
        <text:list-item>
          <text:p text:style-name="P104">Que sea capaz de <text:span text:style-name="T58">recomendar nuevas queries que en efecto, sean más veloces</text:span>.</text:p>
        </text:list-item>
        <text:list-item>
          <text:p text:style-name="P105">Que <text:span text:style-name="T58">las queries recomendadas cumplan con las normas ISO/IEC 9075, ISO/IEC 13249</text:span>.</text:p>
        </text:list-item>
        <text:list-item>
          <text:p text:style-name="P104">Que pueda almacenar los valores recolectados de forma persistente.</text:p>
        </text:list-item>
        <text:list-item>
          <text:p text:style-name="P104">Que tenga una interfaz de usuario para presentación, análisis de datos y configuración.</text:p>
        </text:list-item>
        <text:list-item>
          <text:p text:style-name="P104">Que <text:span text:style-name="T60">sea multiusuario y multiplataforma</text:span>.</text:p>
        </text:list-item>
        <text:list-item>
          <text:p text:style-name="P104">Que sea <text:span text:style-name="T59">software libre.</text:span></text:p>
        </text:list-item>
        <text:list-item>
          <text:p text:style-name="P106">Que sea escalable.</text:p>
        </text:list-item>
      </text:list>
      <text:p text:style-name="P44"/>
      <text:p text:style-name="P44"/>
      <text:h text:style-name="P120" text:outline-level="1">Justificación</text:h>
      <text:p text:style-name="P26">Ante una falla en los equipos del centro de datos, los servicios que se brindan pueden verse afectados, generando desde pérdidas en la calidad del servicio hasta fallas catastróficas. Estas eventualidades suelen generar altos costos.</text:p>
      <text:p text:style-name="P26">Los factores ambientales son vitales para el funcionamiento de los equipos del centro de datos, por lo tanto es importante conocer el estado de estas variables para gestionar los recursos relacionados con estas magnitudes y poder corregir desvíos en los mismos.</text:p>
      <text:p text:style-name="P26">Las ventajas de gestionar las variables ambientales del centro de datos son muchas y muy variadas. Algunas de las mas importantes son:</text:p>
      <text:p text:style-name="P26"><text:soft-page-break/></text:p>
      <text:list xml:id="list6790311310497927096" text:style-name="L2">
        <text:list-item>
          <text:p text:style-name="P107">La posibilidad de generar alarmas, accionar actuadores de cualquier tipo, etc ante eventos como niveles de temperatura o humedad problemáticas, presencia de humo o llama, falla de alimentación eléctrica, falla de generador, falla de UPS, etc.</text:p>
        </text:list-item>
      </text:list>
      <text:p text:style-name="P26"/>
      <text:list xml:id="list175157686315066" text:continue-numbering="true" text:style-name="L2">
        <text:list-item>
          <text:p text:style-name="P107">El análisis sobre los datos históricos de los valores ambientales permite tomar decisiones en cuanto a los recursos relacionados. Por ejemplo, teniendo un histórico de la duración de los cortes de energía puede dimensionarse los equipos UPS, generadores, etc.</text:p>
        </text:list-item>
      </text:list>
      <text:p text:style-name="P26"/>
      <text:list xml:id="list175159333415772" text:continue-numbering="true" text:style-name="L2">
        <text:list-item>
          <text:p text:style-name="P107">En caso de algún siniestro pueden hacerse análisis forenses sobre el evento sucedido. Por ejemplo, suponiendo el caso de que se produzca un incendio en el centro de datos. Si se contaba con sensores de temperatura distribuidos por el recinto, se podría analizar la evolución de las temperaturas en cada punto de medición durante el incidente para ayudar a determinar las causas del incendio.</text:p>
        </text:list-item>
      </text:list>
      <text:p text:style-name="P26"/>
      <text:h text:style-name="P120" text:outline-level="1">Objetivos</text:h>
      <text:list xml:id="list8474017605502575576" text:style-name="L3">
        <text:list-item>
          <text:p text:style-name="P108">Investigar y analizar los enfoques utilizados para la construcción de sistemas de monitoreo ambiental para centros de datos.</text:p>
          <text:p text:style-name="P108"/>
        </text:list-item>
        <text:list-item>
          <text:p text:style-name="P108">Definir y desarrollar un sistema de monitoreo ambiental para centro de datos que cumpla con los requisitos mencionados anteriormente en la propuesta de solución de este trabajo.</text:p>
          <text:p text:style-name="P108"><text:soft-page-break/></text:p>
        </text:list-item>
        <text:list-item>
          <text:p text:style-name="P108">Implementar un prototipo en el centro de datos del Departamento de Tecnología de la Universidad de Mendoza como prueba de concepto.</text:p>
        </text:list-item>
      </text:list>
      <text:p text:style-name="P103"><text:toc-mark-start text:id="IMark78838600" text:outline-level="1"/>MARCO TEÓRICO<text:toc-mark-end text:id="IMark78838600"/></text:p>
      <text:p text:style-name="P26"/>
      <text:p text:style-name="P15"><text:toc-mark-start text:id="IMark78200904" text:outline-level="1"/>CAPÍTULO I<text:toc-mark-end text:id="IMark78200904"/></text:p>
      <text:p text:style-name="P26"/>
      <text:h text:style-name="P122" text:outline-level="1"><text:span text:style-name="T52">Motores de </text:span>Bases de <text:span text:style-name="T52">D</text:span>atos</text:h>
      <text:p text:style-name="P26"/>
      <text:h text:style-name="P126" text:outline-level="2">Conceptos de <text:span text:style-name="T50">bases de datos</text:span></text:h>
      <text:p text:style-name="P37"/>
      <text:p text:style-name="P11"><text:toc-mark-start text:id="IMark77738856" text:outline-level="1"/>CAPÍTULO II<text:toc-mark-end text:id="IMark77738856"/></text:p>
      <text:h text:style-name="P123" text:outline-level="1"><text:span text:style-name="T61">Spring Framework</text:span> </text:h>
      <text:h text:style-name="P127" text:outline-level="2">Concepto de Framework</text:h>
      <text:p text:style-name="P65">La palabra inglesa "framework" (marco de trabajo) define, en términos generales, un conjunto estandarizado de conceptos, prácticas y criterios para enfocar un tipo de problemática particular que sirve como referencia, para enfrentar y resolver nuevos problemas de índole similar.</text:p>
      <text:p text:style-name="P65"/>
      <text:p text:style-name="P65">En el desarrollo de software, un framework o infraestructura digital, es una estructura conceptual y tecnológica de soporte definido, normalmente con artefactos o módulos de software concretos, que puede servir de base para la organización y desarrollo de software. Típicamente, puede incluir soporte de programas, bibliotecas, y un lenguaje interpretado, entre otras herramientas, para así ayudar a desarrollar y unir los diferentes componentes de un proyecto.</text:p>
      <text:p text:style-name="P65"/>
      <text:p text:style-name="P65">Representa una arquitectura de software que modela las relaciones generales de las entidades del dominio, y provee una estructura y una especial metodología de trabajo, la cual extiende o utiliza las aplicaciones del dominio.1</text:p>
      <text:p text:style-name="P65">Los frameworks tienen como objetivo principal ofrecer una funcionalidad definida, auto contenida, siendo construidos usando patrones de diseño, y su característica principal es su alta cohesión y bajo acoplamiento. Para acceder a esa funcionalidad, se construyen piezas, objetos, llamados <text:soft-page-break/>objetos calientes, que vinculan las necesidades del sistema con la funcionalidad que este presta. Esta funcionalidad, está constituida por objetos llamados fríos, que sufren poco o ningún cambio en la vida del framework, permitiendo la portabilidad entre distintos sistemas. Frameworks conocidos que se pueden mencionar por ejemplo son Spring Framework, Hibernate, donde lo esencial para ser denominados frameworks es estar constituidos por objetos casi estáticos con funcionalidad definida a nivel grupo de objetos y no como parte constitutiva de estos, por ejemplo en sus métodos, en cuyo caso se habla de un API o librería. Algunas características notables que se pueden observar:</text:p>
      <text:p text:style-name="P65"/>
      <text:p text:style-name="P65"><text:s text:c="4"/>Lainversión de control: En un frame, a diferencia de las bibliotecas, el flujo de control no es dictado por el programa que llama, sino por el mismo.1</text:p>
      <text:p text:style-name="P65"><text:s text:c="4"/>La funcionalidad o comportamiento predeterminado: Un marco tiene un comportamiento predeterminado. Este comportamiento por defecto debe ser un comportamiento útil, definido e identificable.</text:p>
      <text:p text:style-name="P65"><text:s text:c="4"/>Su extensibilidad : Un marco puede ser ampliado para proporcionar una funcionalidad específica. El frame, en general, no se supone que deba ser modificado, excepto en cuanto a extensibilidad. Los usuarios pueden ampliar sus características, pero no deben ni necesitan modificar su código.</text:p>
      <text:p text:style-name="P65">Arquitectura de un Framework</text:p>
      <text:p text:style-name="P65">Modelo Vista Controlador</text:p>
      <text:p text:style-name="P65"><text:soft-page-break/></text:p>
      <text:p text:style-name="P65">Dentro de este aspecto, podemos basarnos en el modelo MVC (Controlador =&gt; Modelo =&gt; Vista), ya que debemos fragmentar nuestra programación. Tenemos que contemplar estos aspectos básicos en cuanto a la implementación de nuestro sistema:</text:p>
      <text:p text:style-name="P65"/>
      <text:p text:style-name="P65">Modelo</text:p>
      <text:p text:style-name="P65"><text:s text:c="4"/>Este miembro del controlador maneja las operaciones lógicas, y de manejo de información (previamente enviada por su ancestro), para resultar de una forma explicable y sin titubeos. Cada miembro debe ser meticulosamente llamado, con su correcto nombre y en principio, con su verdadera naturaleza: el manejo de información, su complementación directa.</text:p>
      <text:p text:style-name="P65"/>
      <text:p text:style-name="P65">Vista</text:p>
      <text:p text:style-name="P65"><text:s text:c="4"/>Al final, a este miembro de la familia le corresponde dibujar, o expresar la última forma de los datos: la interfaz gráfica que interactúa con el usuario final del programa (GUI). Después de todo, a este miembro le toca evidenciar la información obtenida hasta hacerla llegar al controlador. Solo (e inicialmente), nos espera demostrar la información.</text:p>
      <text:p text:style-name="P65"/>
      <text:p text:style-name="P65">Controlador</text:p>
      <text:p text:style-name="P65"><text:s text:c="4"/>Con este apartado podemos controlar el acceso (incluso todo) a nuestra aplicación, y esto puede incluir: archivos, scripts, y/o programas; <text:soft-page-break/>cualquier tipo de información que permita la interfaz. Así, podremos diversificar nuestro contenido de forma dinámica, y estática (a la vez); pues, solo debemos controlar ciertos aspectos (como se ha mencionado antes). </text:p>
      <text:p text:style-name="P65">Estructura</text:p>
      <text:p text:style-name="P65"/>
      <text:p text:style-name="P65">Dentro del controlador, modelo o vista podemos manejar lo siguiente: datos. Depende de nosotros como interpretar y manejar estos 'datos'. Ahora, sabemos que el único dato de una dirección estática web es: conseguir un archivo físico en el disco duro o de Internet, etc. e interpretado o no, el servidor responde.si o no y luego se va</text:p>
      <text:p text:style-name="P65"/>
      <text:p text:style-name="P31">El modelo, al igual que el controlador y la vista, maneja todos los datos que se relacionen consigo (solo es el proceso medio de la separación por capas que ofrece la arquitectura MVC). Y solo la vista, puede demostrar dicha información. Con lo cual ya hemos generado la jerarquía de nuestro programa: Controlador, Modelo y Vista.</text:p>
      <text:p text:style-name="P26"/>
      <text:p text:style-name="P26"/>
      <text:h text:style-name="P127" text:outline-level="2">Spring Framework</text:h>
      <text:p text:style-name="P31">Spring es un framework para el desarrollo de aplicaciones y contenedor de inversión de control, de código abierto para la plataforma Java.</text:p>
      <text:p text:style-name="P26"/>
      <text:p text:style-name="P26"/>
      <text:h text:style-name="P128" text:outline-level="2"><text:soft-page-break/><text:span text:style-name="T62">Lenguaje de programación</text:span> JAVA</text:h>
      <text:p text:style-name="P66">Java es un lenguaje de programación de propósito general, concurrente, orientado a objetos que fue diseñado específicamente para tener tan pocas dependencias de implementación como fuera posible. Su intención es permitir que los desarrolladores de aplicaciones escriban el programa una vez y lo ejecuten en cualquier dispositivo (conocido en inglés como WORA, o "write once, run anywhere"), lo que quiere decir que el código que es ejecutado en una plataforma no tiene que ser recompilado para correr en otra. Java es, a partir de 2012, uno de los lenguajes de programación más populares en uso, particularmente para aplicaciones de cliente-servidor de web, con unos 10 millones de usuarios reportados</text:p>
      <text:p text:style-name="P66"/>
      <text:p text:style-name="P66"/>
      <text:h text:style-name="P135" text:outline-level="3">Programación orientada a objetos</text:h>
      <text:p text:style-name="P34">(POO, u OOP según sus siglas en inglés) es un paradigma de programación que usa objetos en sus interacciones, para diseñar aplicaciones y programas informáticos.</text:p>
      <text:p text:style-name="P34">Está basada en varias técnicas, incluyendo herencia, cohesión, abstracción, polimorfismo, acoplamiento y encapsulamiento.</text:p>
      <text:p text:style-name="P34">Su uso se popularizó a principios de la década de 1990. En la actualidad, existe una gran variedad de lenguajes de programación que soportan la orientación a objetos.</text:p>
      <text:p text:style-name="P34">Conceptos fundamentales</text:p>
      <text:p text:style-name="P67"/>
      <text:p text:style-name="P67"><text:span text:style-name="T16">La POO es una forma de programar que trata de encontrar una solución a </text:span><text:soft-page-break/><text:span text:style-name="T16">estos problemas. Introduce nuevos conceptos, que superan y amplían conceptos antiguos ya conocidos. Entre ellos destacan los siguientes:</text:span></text:p>
      <text:p text:style-name="P67"/>
      <text:p text:style-name="P35">Clase</text:p>
      <text:p text:style-name="P35">Definiciones de las propiedades y comportamiento de un tipo de objeto concreto. La instanciación es la lectura de estas definiciones y la creación de un objeto a partir de ella.</text:p>
      <text:p text:style-name="P67"/>
      <text:p text:style-name="P34">Herencia</text:p>
      <text:p text:style-name="P34">Por ejemplo, herencia de la clase C a la clase D, es la facilidad mediante la cual la clase D hereda en ella cada uno de los atributos y operaciones de C, como si esos atributos y operaciones hubiesen sido definidos por la misma D. Por lo tanto, puede usar los mismos métodos y variables públicas declaradas en C. Los componentes registrados como "privados" (private) también se heredan, pero como no pertenecen a la clase, se mantienen escondidos al programador y sólo pueden ser accedidos a través de otros métodos públicos. Esto es así para mantener hegemónico el ideal de POO.</text:p>
      <text:p text:style-name="P34">Objeto</text:p>
      <text:p text:style-name="P34">Instancia de una clase. Entidad provista de un conjunto de propiedades o atributos (datos) y de comportamiento o funcionalidad (métodos), los mismos que consecuentemente reaccionan a eventos. Se corresponden con los objetos reales del mundo que nos rodea, o con objetos internos del sistema (del programa). Es una instancia a una clase.</text:p>
      <text:p text:style-name="P34">Método</text:p>
      <text:p text:style-name="P34"><text:soft-page-break/>Algoritmo asociado a un objeto (o a una clase de objetos), cuya ejecución se desencadena tras la recepción de un "mensaje". Desde el punto de vista del comportamiento, es lo que el objeto puede hacer. Un método puede producir un cambio en las propiedades del objeto, o la generación de un "evento" con un nuevo mensaje para otro objeto del sistema.</text:p>
      <text:p text:style-name="P34">Evento</text:p>
      <text:p text:style-name="P34">Es un suceso en el sistema (tal como una interacción del usuario con la máquina, o un mensaje enviado por un objeto). El sistema maneja el evento enviando el mensaje adecuado al objeto pertinente. También se puede definir como evento la reacción que puede desencadenar un objeto; es decir, la acción que genera.</text:p>
      <text:p text:style-name="P34">Atributos</text:p>
      <text:p text:style-name="P34">Características que tiene la clase.</text:p>
      <text:p text:style-name="P34">Mensaje</text:p>
      <text:p text:style-name="P34">Una comunicación dirigida a un objeto, que le ordena que ejecute uno de sus métodos con ciertos parámetros asociados al evento que lo generó.</text:p>
      <text:p text:style-name="P34">Propiedad o atributo</text:p>
      <text:p text:style-name="P34">Contenedor de un tipo de datos asociados a un objeto (o a una clase de objetos), que hace los datos visibles desde fuera del objeto y esto se define como sus características predeterminadas, y cuyo valor puede ser alterado por la ejecución de algún método.</text:p>
      <text:p text:style-name="P34">Estado interno</text:p>
      <text:p text:style-name="P34"><text:s text:c="4"/>Es una variable que se declara privada, que puede ser únicamente accedida y alterada por un método del objeto, y que se utiliza para indicar <text:soft-page-break/>distintas situaciones posibles para el objeto (o clase de objetos). No es visible al programador que maneja una instancia de la clase.</text:p>
      <text:p text:style-name="P34">Componentes de un objeto</text:p>
      <text:p text:style-name="P34"><text:s text:c="4"/>Atributos, identidad, relaciones y métodos.</text:p>
      <text:p text:style-name="P34">Identificación de un objeto</text:p>
      <text:p text:style-name="P34"><text:s text:c="4"/>Un objeto se representa por medio de una tabla o entidad que esté compuesta por sus atributos y funciones correspondientes.</text:p>
      <text:p text:style-name="P67"/>
      <text:p text:style-name="P34">En comparación con un lenguaje imperativo, una "variable" no es más que un contenedor interno del atributo del objeto o de un estado interno, así como la "función" es un procedimiento interno del método del objeto.</text:p>
      <text:p text:style-name="P67"/>
      <text:p text:style-name="P34"/>
      <text:h text:style-name="P135" text:outline-level="3">Características de la programación orientada a objetos</text:h>
      <text:p text:style-name="P34">Existe un acuerdo acerca de qué características contempla la "orientación a objetos". Las características siguientes son las más importantes:</text:p>
      <text:p text:style-name="P67"/>
      <text:p text:style-name="P34">Abstracción</text:p>
      <text:p text:style-name="P67"><text:span text:style-name="T16">Denota las características esenciales de un objeto, donde se capturan sus comportamientos. Cada objeto en el sistema sirve como modelo de un "agente" abstracto que puede realizar trabajo, informar y cambiar su estado, y "comunicarse" con otros objetos en el sistema sin revelar "cómo" se implementan estas características. Los procesos, las funciones o los métodos pueden también ser abstraídos, y, cuando lo están, una </text:span><text:soft-page-break/><text:span text:style-name="T16">variedad de técnicas son requeridas para ampliar una abstracción. El proceso de abstracción permite seleccionar las características relevantes dentro de un conjunto e identificar comportamientos comunes para definir nuevos tipos de entidades en el mundo real. La abstracción es clave en el proceso de análisis y diseño orientado a objetos, ya que mediante ella podemos llegar a armar un conjunto de clases que permitan modelar la realidad o el problema que se quiere atacar.</text:span></text:p>
      <text:p text:style-name="P34">Encapsulamiento</text:p>
      <text:p text:style-name="P34"><text:s text:c="4"/>Significa reunir todos los elementos que pueden considerarse pertenecientes a una misma entidad, al mismo nivel de abstracción. Esto permite aumentar la cohesión (diseño estructurado) de los componentes del sistema. Algunos autores confunden este concepto con el principio de ocultación, principalmente porque se suelen emplear conjuntamente.</text:p>
      <text:p text:style-name="P34">Modularidad</text:p>
      <text:p text:style-name="P34"><text:s text:c="4"/>Se denomina "modularidad" a la propiedad que permite subdividir una aplicación en partes más pequeñas (llamadas módulos), cada una de las cuales debe ser tan independiente como sea posible de la aplicación en sí y de las restantes partes. Estos módulos se pueden compilar por separado, pero tienen conexiones con otros módulos. Al igual que la encapsulación, los lenguajes soportan la modularidad de diversas formas.</text:p>
      <text:p text:style-name="P34">Principio de ocultación</text:p>
      <text:p text:style-name="P67"><text:span text:style-name="T16"><text:s text:c="4"/>Cada objeto está aislado del exterior, es un módulo natural, y cada tipo de objeto expone una "interfaz" a otros objetos que especifica cómo pueden interactuar con los objetos de la clase. El aislamiento protege a las propiedades de un objeto contra su modificación por quien no tenga derecho a acceder a ellas; solamente los propios métodos internos del </text:span><text:soft-page-break/><text:span text:style-name="T16">objeto pueden acceder a su estado. Esto asegura que otros objetos no puedan cambiar el estado interno de un objeto de manera inesperada, eliminando efectos secundarios e interacciones inesperadas. Algunos lenguajes relajan esto, permitiendo un acceso directo a los datos internos del objeto de una manera controlada y limitando el grado de abstracción. La aplicación entera se reduce a un agregado o rompecabezas de objetos.</text:span></text:p>
      <text:p text:style-name="P34">Polimorfismo</text:p>
      <text:p text:style-name="P34"><text:s text:c="4"/>Comportamientos diferentes, asociados a objetos distintos, pueden compartir el mismo nombre; al llamarlos por ese nombre se utilizará el comportamiento correspondiente al objeto que se esté usando. O, dicho de otro modo, las referencias y las colecciones de objetos pueden contener objetos de diferentes tipos, y la invocación de un comportamiento en una referencia producirá el comportamiento correcto para el tipo real del objeto referenciado. Cuando esto ocurre en "tiempo de ejecución", esta última característica se llama asignación tardía o asignación dinámica. Algunos lenguajes proporcionan medios más estáticos (en "tiempo de compilación") de polimorfismo, tales como las plantillas y la sobrecarga de operadores de C++.</text:p>
      <text:p text:style-name="P34">Herencia</text:p>
      <text:p text:style-name="P67"><text:span text:style-name="T16"><text:s text:c="4"/>Las clases no se encuentran aisladas, sino que se relacionan entre sí, formando una jerarquía de clasificación. Los objetos heredan las propiedades y el comportamiento de todas las clases a las que pertenecen. La herencia organiza y facilita el polimorfismo y el encapsulamiento, permitiendo a los objetos ser definidos y creados como tipos especializados de objetos preexistentes. Estos pueden compartir (y </text:span><text:soft-page-break/><text:span text:style-name="T16">extender) su comportamiento sin tener que volver a implementarlo. Esto suele hacerse habitualmente agrupando los objetos en clases y estas en árboles o enrejados que reflejan un comportamiento común. Cuando un objeto hereda de más de una clase se dice que hay herencia múltiple; siendo de alta complejidad técnica por lo cual suele recurrirse a la herencia virtual para evitar la duplicación de datos.</text:span></text:p>
      <text:p text:style-name="P34">Recolección de basura</text:p>
      <text:p text:style-name="P34"><text:s text:c="4"/>La recolección de basura (garbage collection) es la técnica por la cual el entorno de objetos se encarga de destruir automáticamente, y por tanto desvincular la memoria asociada, los objetos que hayan quedado sin ninguna referencia a ellos. Esto significa que el programador no debe preocuparse por la asignación o liberación de memoria, ya que el entorno la asignará al crear un nuevo objeto y la liberará cuando nadie lo esté usando. En la mayoría de los lenguajes híbridos que se extendieron para soportar el Paradigma de Programación Orientada a Objetos como C++ u Object Pascal, esta característica no existe y la memoria debe desasignarse expresamente. </text:p>
      <text:p text:style-name="P38"/>
      <text:p text:style-name="P9"><text:toc-mark-start text:id="IMark72705032" text:outline-level="1"/>CAPÍTULO III<text:toc-mark-end text:id="IMark72705032"/></text:p>
      <text:h text:style-name="P124" text:outline-level="1">Inteligencia Artificial</text:h>
      <text:h text:style-name="P132" text:outline-level="2">Concepto de Inteligencia Artificial</text:h>
      <text:p text:style-name="P71"><text:span text:style-name="T65">Para Bellman, 1978: “</text:span>La inteligencia artificial (IA) <text:span text:style-name="T65">es un campo de estudio que se enfoca en la automatización de actividades que se vinculan con procesos de pensamiento humano, actividades tales como la toma de decisiones, resolución de problemas, aprendizaje”. </text:span></text:p>
      <text:p text:style-name="P72">Para Schalkoff, 1990: “La rama de la ciencia de la computación que se ocupa de la automatización de la conducta inteligente”. </text:p>
      <text:p text:style-name="P72">Para Kurzweil, 1990: “El arte de crear máquinas con capacidad de realizar funciones que realizadas por personas requieren inteligencia”. </text:p>
      <text:p text:style-name="P72">Para Rich y Knight, 1991: “<text:span text:style-name="T67">Es e</text:span>l estudio de cómo lograr que las computadoras realicen tareas que <text:span text:style-name="T67">por </text:span>el momento los humanos hacen mejor”. </text:p>
      <text:p text:style-name="P70">La inteligencia artificial (IA), <text:span text:style-name="T65">en conjunto con </text:span>ciencias como la computación, la matemática, <text:span text:style-name="T67">la estadística, </text:span>la lógica y la filosofía, estudia la creación y diseño de sistemas capaces de resolver problemas cotidianos utilizando como paradigma la inteligencia humana.</text:p>
      <text:p text:style-name="P70"><text:span text:style-name="T65">Se crean </text:span>máquinas <text:span text:style-name="T65">que tienen la capacidad </text:span>de <text:span text:style-name="T67">razonar y aprender.</text:span></text:p>
      <text:p text:style-name="P73">En la prueba de Turing, propuesta por Alan Turing en 1950, <text:span text:style-name="T68">un humano evalúa conversaciones en lenguaje natural entre una persona y una máquina diseñada para generar respuestas similares a las de un ser humano. L</text:span>a prueba es aprobada si el evaluador es incapaz de determinar <text:soft-page-break/>si quien contesta es una máquina o una persona <text:span text:style-name="T68">después de 5 minutos</text:span>. En Junio del año 2014, por primera vez un sistema informático superó la prueba, <text:span text:style-name="T68">el robot Eugene Goostman simuló ser una adolescente ucraniana de 13 años de edad y engañó al jurado. Esto habla del avance que ha tenido la Inteligencia Artificial a lo largo de los años y de cómo queda mucho por explorar aún.</text:span></text:p>
      <text:p text:style-name="P70"/>
      <text:p text:style-name="P70"/>
      <text:h text:style-name="P129" text:outline-level="2">Aprendizaje Automático</text:h>
      <text:h text:style-name="P136" text:outline-level="3">Concepto de aprendizaje automático</text:h>
      <text:p text:style-name="P33"><text:span text:style-name="T69">Es la rama de la Inteligencia Artificial que se dedica al estudio de los agentes o programas que aprenden gracias a la experiencia. A</text:span> partir de información no estructurada suministrada en forma de ejemplos <text:span text:style-name="T69">estos sistemas aprenderán a resolver nuevos problemas, pudiendo tomar decisiones, y mejorando a partir de los ejemplos mencionados. La</text:span> estadística <text:span text:style-name="T69">cumple un rol importante en el aprendizaje y en </text:span>el análisis de datos. Sin embargo, el aprendizaje automático se centra más en el estudio de la complejidad computacional de los problemas. El aprendizaje automático puede ser visto como un intento de automatizar algunas partes del método científico mediante métodos matemáticos, <text:span text:style-name="T70">además </text:span>tiene <text:span text:style-name="T70">otras </text:span>aplicaciones, <text:span text:style-name="T70">como </text:span>motores de búsqueda, diagnósticos médicos, detección de fraude en el uso de tarjetas de crédito, análisis del mercado de valores, clasificación de secuencias de ADN, reconocimiento del habla y del lenguaje escrito, juegos y robótica.</text:p>
      <text:p text:style-name="P36">En este proyecto el sistema recibirá ejemplos de consultas de bases de datos, las ejecutará en simultáneo y recomendará alternativas más <text:soft-page-break/>rápidas. </text:p>
      <text:h text:style-name="P139" text:outline-level="3">Árboles de decisión </text:h>
      <text:p text:style-name="P74">Un árbol de decisión toma como entradas objetos o situaciones, dando como salida una decisión de “sí” o “no”. Es decir, representan funciones booleanas. Los nodos internos del árbol corresponden a una prueba del valor de una de sus propiedades y las ramas del nodo son identificadas mediante los posibles valores de la prueba. En los nodos hoja del árbol se especifica el valor booleano que hay que producir en caso de llegar a una hoja determinada. </text:p>
      <text:p text:style-name="P74">Ej: imagen del árbol.</text:p>
      <text:p text:style-name="P74"/>
      <text:h text:style-name="P140" text:outline-level="3">Aprendizaje bayesiano</text:h>
      <text:h text:style-name="P140" text:outline-level="3">Aprendizaje por refuerzo (?)</text:h>
      <text:p text:style-name="P75"/>
      <text:h text:style-name="P137" text:outline-level="3">Random Forest (Selva aleatoria)</text:h>
      <text:h text:style-name="P138" text:outline-level="3"><text:bookmark-start text:name="__RefHeading__9837_1679555401"/>Modelos de aprendizaje automático<text:bookmark-end text:name="__RefHeading__9837_1679555401"/></text:h>
      <text:p text:style-name="P69"><text:span text:style-name="T16">El aprendizaje automático tiene como resultado un modelo para resolver una tarea dada. Entre los modelos se distinguen los modelos geométricos, </text:span><text:span text:style-name="T18">construidos</text:span><text:span text:style-name="T16"> en el espacio de instancias y que pueden tener una, dos o múltiples dimensiones. Si hay un borde de decisión linear entre las clases, se dice que los datos son linearmente separables. Un límite de decisión linear se define como w * x = t, donde w es un vector perpendicular al límite de decisión, x es un punto arbitrario en el límite de decisión y t es el umbral de la decisión los modelos probabilísticos, que intentan determinar la distribución de probabilidades descriptora de la </text:span><text:soft-page-break/><text:span text:style-name="T16">función que enlaza a los valores de las características con valores determinados. Uno de los conceptos claves para desarrollar modelos probabilísticos es la estadística bayesiana. Los modelos lógicos, que transforman expresan las probabilidades en reglas organizadas en forma de árboles de decisión.</text:span></text:p>
      <text:p text:style-name="P32">Los modelos pueden también clasificarse como modelos de agrupamiento y modelos de gradiente. Los primeros tratan de dividir el espacio de instancias en grupos. Los segundos, como su nombre lo indican, representan un gradiente en el que se puede diferenciar entre cada instancia. Clasificadores geométricos como las máquinas de vectores de apoyo son modelos de gradientes.</text:p>
      <text:p text:style-name="P32"/>
      <text:p text:style-name="P32"/>
      <text:h text:style-name="P138" text:outline-level="3"><text:bookmark-start text:name="__RefHeading__9839_1679555401"/>Tipos de algoritmos de <text:span text:style-name="T63">a</text:span>prendizaje automático<text:bookmark-end text:name="__RefHeading__9839_1679555401"/></text:h>
      <text:p text:style-name="P68"><text:span text:style-name="T19">L</text:span><text:span text:style-name="T17">os diferentes algoritmos de Aprendizaje Automático se agrupan en una taxonomía en función de la salida de los mismos. Algunos tipos de algoritmos son:</text:span></text:p>
      <text:p text:style-name="P69"/>
      <text:p text:style-name="P32">Aprendizaje supervisado</text:p>
      <text:p text:style-name="P69"><text:span text:style-name="T16"><text:s text:c="4"/>El algoritmo produce una función que establece una correspondencia entre las entradas y las salidas deseadas del sistema. Un ejemplo de este tipo de algoritmo es el problema de clasificación, donde el sistema de aprendizaje trata de etiquetar (clasificar) una serie de vectores utilizando una entre varias categorías (clases). La base de conocimiento del sistema está formada por ejemplos de etiquetados anteriores. Este tipo de </text:span><text:soft-page-break/><text:span text:style-name="T16">aprendizaje puede llegar a ser muy útil en problemas de investigación biológica, biología computacional y bioinformática.</text:span></text:p>
      <text:p text:style-name="P69"/>
      <text:p text:style-name="P32">Aprendizaje no supervisado</text:p>
      <text:p text:style-name="P32"><text:s text:c="4"/>Todo el proceso de modelado se lleva a cabo sobre un conjunto de ejemplos formado tan sólo por entradas al sistema. No se tiene información sobre las categorías de esos ejemplos. Por lo tanto, en este caso, el sistema tiene que ser capaz de reconocer patrones para poder etiquetar las nuevas entradas.</text:p>
      <text:p text:style-name="P69"/>
      <text:p text:style-name="P32">Aprendizaje semisupervisado</text:p>
      <text:p text:style-name="P32"><text:s text:c="4"/>Este tipo de algoritmos combinan los dos algoritmos anteriores para poder clasificar de manera adecuada. Se tiene en cuenta los datos marcados y los no marcados.</text:p>
      <text:p text:style-name="P69"/>
      <text:p text:style-name="P32">Aprendizaje por refuerzo</text:p>
      <text:p text:style-name="P32"><text:s text:c="4"/>El algoritmo aprende observando el mundo que le rodea. Su información de entrada es el feedback o retroalimentación que obtiene del mundo exterior como respuesta a sus acciones. Por lo tanto, el sistema aprende a base de ensayo-error.</text:p>
      <text:p text:style-name="P69"/>
      <text:p text:style-name="P32">Transducción</text:p>
      <text:p text:style-name="P32"><text:s text:c="4"/>Similar al aprendizaje supervisado, pero no construye de forma explícita una función. Trata de predecir las categorías de los futuros <text:soft-page-break/>ejemplos basándose en los ejemplos de entrada, sus respectivas categorías y los ejemplos nuevos al sistema.</text:p>
      <text:p text:style-name="P69"/>
      <text:p text:style-name="P32">Aprendizaje multi-tarea</text:p>
      <text:p text:style-name="P32"><text:s text:c="4"/>Métodos de aprendizaje que usan conocimiento previamente aprendido por el sistema de cara a enfrentarse a problemas parecidos a los ya vistos.</text:p>
      <text:p text:style-name="P69"/>
      <text:p text:style-name="P32">El análisis computacional y de rendimiento de los algoritmos de aprendizaje automático es una rama de la estadística conocida como teoría computacional del aprendizaje.</text:p>
      <text:p text:style-name="P69"/>
      <text:p text:style-name="P69"><text:span text:style-name="T16">El aprendizaje automático las personas lo llevamos a cabo de manera automática ya que es un proceso tan sencillo para nosotros que ni nos damos cuenta de cómo se realiza y todo lo que implica. Desde que nacemos hasta que morimos los seres humanos llevamos a cabo diferentes procesos, entre ellos encontramos el de aprendizaje por medio del cual adquirimos conocimientos, desarrollamos habilidades para analizar y evaluar a través de métodos y técnicas así como también por medio de la experiencia propia. Sin embargo, a las máquinas hay que indicarles cómo aprender, ya que si no se logra que una máquina sea capaz de desarrollar sus habilidades, el proceso de aprendizaje no se estará llevando a cabo, sino que solo será una secuencia repetitiva. También debemos tener en cuenta que el tener conocimiento o el hecho de realizar bien el proceso de aprendizaje automático no implica que se </text:span><text:soft-page-break/><text:span text:style-name="T16">sepa utilizar, es preciso saber aplicarlo en las actividades cotidianas, y un buen aprendizaje también implica saber cómo y cuándo utilizar nuestros conocimientos.</text:span></text:p>
      <text:p text:style-name="P69"/>
      <text:p text:style-name="P32">Para llevar a cabo un buen aprendizaje es necesario considerar todos los factores que a este le rodean, como la sociedad, la economía, la ciudad, el ambiente, el lugar, etc. Por lo tanto, es necesario empezar a tomar diversas medidas para lograr un aprendizaje adecuado, y obtener una automatización adecuada del aprendizaje. Así, lo primero que se debe tener en cuenta es el concepto de conocimiento, que es el entendimiento de un determinado tema o materia en el cual tu puedas dar tu opinión o punto de vista, así como responder a ciertas interrogantes que puedan surgir de dicho tema o materia.</text:p>
      <text:p text:style-name="P68"/>
      <text:p text:style-name="P68"/>
      <text:h text:style-name="P136" text:outline-level="3"><text:bookmark-start text:name="__RefHeading__9841_1679555401"/><text:span text:style-name="T64">Herramienta de aprendizaje automático MAHOUT</text:span> <text:bookmark-end text:name="__RefHeading__9841_1679555401"/></text:h>
      <text:p text:style-name="P40">Mahout es un proyecto <text:span text:style-name="T77">de código abierto</text:span> de Apache Software Foundation que contiene algoritmos de aprendizaje automático. <text:span text:style-name="T78">Está escrito en Java y t</text:span>rabaja en conjunto con la plataforma Hadoop, <text:span text:style-name="T78">un framework que soporta aplicaciones distribuidas, aquellas que utilizan un gran número de ordenadores ejecutándose en entornos separados. </text:span></text:p>
      <text:p text:style-name="P41"><text:span text:style-name="T78">Mahout t</text:span>ambién proporciona bibliotecas de Java para operaciones matemáticas comunes siendo <text:span text:style-name="T79">enfocándose en </text:span>el álgebra lineal y la estadística. </text:p>
      <text:p text:style-name="P43"><text:span text:style-name="T78">Esta librería de Java, sin interfaz de usuario o instalador, es un framework </text:span><text:soft-page-break/><text:span text:style-name="T78">de herramientas que fue pensado para que desarrolladores puedan </text:span>construir aplicaciones <text:span text:style-name="T80">que incluyan el </text:span>aprendizaje automático.</text:p>
      <text:p text:style-name="P42"/>
      <text:p text:style-name="P45">Está dividido en tres categorías: </text:p>
      <text:p text:style-name="P85"><text:span text:style-name="T28">Motores de </text:span><text:span text:style-name="T20">Recomendació</text:span><text:span text:style-name="T43">n</text:span></text:p>
      <text:p text:style-name="P85"><text:span text:style-name="T20"><text:tab/></text:span><text:span text:style-name="T29">Es la técnica más utilizada en la actualidad, s</text:span><text:span text:style-name="T23">on </text:span><text:span text:style-name="T26">algoritmos </text:span><text:span text:style-name="T21">que comparan el comportamiento de los usuarios y en base a los gustos realizan nuevas recomendaciones, </text:span><text:span text:style-name="T23">a esto se l</text:span><text:span text:style-name="T27">e</text:span><text:span text:style-name="T23"> llama filtrado colaborativo. </text:span><text:span text:style-name="T26">Algunos ejemplos los filtros </text:span><text:span text:style-name="T22">colaborativo</text:span><text:span text:style-name="T26">s</text:span><text:span text:style-name="T22"> basado en ítems, SlopeOne, </text:span><text:span text:style-name="T26">y la d</text:span><text:span text:style-name="T22">escomposición de valor singular. </text:span><text:span text:style-name="T29">Se puede ver a diario en servicios o sitios que recomiendan libros, películas, artículos, publicidad, basado en las acciones del pasado del usuario. </text:span><text:span text:style-name="T30">Se intenta inferir en los gustos y preferencias del usuario. </text:span></text:p>
      <text:p text:style-name="P46">Algunos casos de éxito son Amazon.com, el e-commerce con más cantidad de usuarios del mundo, se basa en compras anteriores y búsquedas para recomendar productos. Netflix, recomienda series y películas. Facebook usa técnicas de recomendación para identificar personas que tengan gustos afines. </text:p>
      <text:p text:style-name="P46"><draw:frame draw:style-name="fr3" draw:name="Image2" text:anchor-type="paragraph" svg:width="10.86cm" svg:height="5.643cm" draw:z-index="4"><draw:image xlink:href="Pictures/100002010000029800000159B2805C0B.png" xlink:type="simple" xlink:show="embed" xlink:actuate="onLoad"/></draw:frame></text:p>
      <text:p text:style-name="P80"><text:soft-page-break/>Figura 1 Una recomendación de Amazon. Basado en el historial de búsqueda, incluso pueden ser ítems similares.</text:p>
      <text:p text:style-name="P47"/>
      <text:p text:style-name="P48">Clasificación</text:p>
      <text:p text:style-name="P86"><text:span text:style-name="T20"><text:tab/></text:span><text:span text:style-name="T36">Las técnicas de clasificación deciden si datos que eran desconocidos pueden ser categorizados</text:span><text:span text:style-name="T20">. </text:span><text:span text:style-name="T23">Se entrena un modelo para que represente los patrones que serán identificados y luego llevar a cabo los algoritmos en el subconjunto de datos a analizar. En la mayoría de los problemas de clasificación, una o más personas deben anotar manualmente </text:span><text:span text:style-name="T26">ejemplos de entrenamiento</text:span><text:span text:style-name="T23">. La mayoría de estos algoritmos los ejecuta en conjunto con Hadoop</text:span><text:span text:style-name="T20">. </text:span><text:span text:style-name="T37">Algunas aplicaciones son </text:span><text:span text:style-name="T38">Gmail </text:span><text:span text:style-name="T37">y su sistema de </text:span><text:span text:style-name="T38">S</text:span><text:span text:style-name="T37">pam, donde los usuarios reportan cuales son correos deseados y cuales no. Google Picasa y distintos softwares de manejo de imágenes, deciden si alguna parte de la fotografía contiene un rostro humano. Apple Genius de iTunes, clasifica canciones según su género y las agrega en listas, ejemplo Pop, Rock, etc.</text:span></text:p>
      <text:p text:style-name="P81">Incluso pueden utilizarse algoritmos de clasificación para detectar actividad sospechosa en la red o fraudes. </text:p>
      <text:p text:style-name="P82"><draw:frame draw:style-name="fr3" draw:name="Image4" text:anchor-type="paragraph" svg:width="14cm" svg:height="3.434cm" draw:z-index="5"><draw:image xlink:href="Pictures/100002010000040F000000FF1C90FBBA.png" xlink:type="simple" xlink:show="embed" xlink:actuate="onLoad"/></draw:frame>Figura 2 Mensajes de Spam detectados por Gmail, <text:span text:style-name="T81">basados en reportes de usuarios. El sistema ha aprendido gracias a los usuarios cuales son las palabras o atributos que hacen que un correo sea categorizado como </text:span><text:soft-page-break/><text:span text:style-name="T81">Spam.</text:span></text:p>
      <text:p text:style-name="P87"><text:span text:style-name="T20">Clustering </text:span><text:span text:style-name="T24">o almacenamiento en clúster</text:span></text:p>
      <text:p text:style-name="P87"><text:span text:style-name="T20"><text:tab/></text:span><text:span text:style-name="T24">Estos algoritmos t</text:span><text:span text:style-name="T21">oman datos </text:span><text:span text:style-name="T25">individuales </text:span><text:span text:style-name="T21">y los relacionan y agrupan </text:span><text:span text:style-name="T24">manera lógica</text:span><text:span text:style-name="T20"> </text:span><text:span text:style-name="T24">según la similitud de</text:span><text:span text:style-name="T25">l</text:span><text:span text:style-name="T24"> contenido. </text:span><text:span text:style-name="T31">Es una forma de jerarquizar y ordenar información. </text:span><text:span text:style-name="T25">E</text:span><text:span text:style-name="T21">l criterio que </text:span><text:span text:style-name="T22">sigue </text:span><text:span text:style-name="T21">es que la mayoría de las veces </text:span><text:span text:style-name="T22">esos datos están </text:span><text:span text:style-name="T21">juntos, </text:span><text:span text:style-name="T22">por ejemplo, </text:span><text:span text:style-name="T25">el </text:span><text:span text:style-name="T22">contenido de </text:span><text:span text:style-name="T25">un </text:span><text:span text:style-name="T22">carrito de compras, </text:span><text:span text:style-name="T34">noticias de Google News</text:span><text:span text:style-name="T20">. </text:span><text:span text:style-name="T24">Puede trabajar en conjunto con la clasificación. </text:span><text:span text:style-name="T25">Algunos ejemplos de Clustering </text:span><text:span text:style-name="T26">que se pueden utilizar con Mahout </text:span><text:span text:style-name="T25">son: </text:span><text:span text:style-name="T22">Canopy, K-Means, Fuzzy K-Means. </text:span><text:span text:style-name="T34">Los consumidores pueden ser agrupados en segmentos (clústers), usando características en común como el país, la localidad, hábitos de consumo, edad o sexo.</text:span></text:p>
      <text:p text:style-name="P79"><draw:frame draw:style-name="fr3" draw:name="Image3" text:anchor-type="paragraph" svg:width="9.513cm" svg:height="6.583cm" draw:z-index="3"><draw:image xlink:href="Pictures/100002010000021800000173C237B4CF.png" xlink:type="simple" xlink:show="embed" xlink:actuate="onLoad"/></draw:frame></text:p>
      <text:p text:style-name="P78"><text:span text:style-name="T30">Figur</text:span><text:span text:style-name="T33">a</text:span><text:span text:style-name="T30"> </text:span><text:span text:style-name="T35">3</text:span><text:span text:style-name="T30"> </text:span><text:span text:style-name="T16">Ejemplo de agrupación de </text:span><text:span text:style-name="T30">Google News. </text:span><text:span text:style-name="T16">El detalle de un </text:span><text:span text:style-name="T30">snippet </text:span><text:span text:style-name="T16">de una noticia es mostrado</text:span><text:span text:style-name="T30">, </text:span><text:span text:style-name="T16">y links de otras noticias similares. </text:span><text:span text:style-name="T32">En “más detalles” hay un link </text:span><text:span text:style-name="T16">a todas las noticias que están guardadas </text:span><text:span text:style-name="T32">juntas</text:span><text:span text:style-name="T16">.</text:span></text:p>
      <text:p text:style-name="P83">La eficacia de estas técnicas es directamente proporcional con la cantidad de datos de entrenamiento. <text:span text:style-name="T82">No solo ayudarán a mejorar la precisión sino </text:span><text:soft-page-break/><text:span text:style-name="T82">que mientras más información haya aprendida, más rápido podrán producirse los resultados.</text:span></text:p>
      <text:p text:style-name="P77"><text:span text:style-name="T39">Además, Mahout es </text:span><text:span text:style-name="T16">un software escalable, </text:span><text:span text:style-name="T39">es decir que </text:span><text:span text:style-name="T16">tiene la habilidad para adaptarse ante un eventual crecimiento sin que se vea afectado su comportamiento. </text:span><text:span text:style-name="T82">Si se piensa en un escenario como la cantidad de fotos almacenados que tiene Facebook, de alrededor de más de medio billón de fotografías, o en el caso de Google News, con aproximadamente 3.5 millones de noticias nuevas por día, es imprescindible que el sistema pueda crecer, teniendo en cuenta que todas estas operaciones no las podría realizar una simple máquina. Sin una implementación como la de Mahout, estas tareas sería imposibles.</text:span></text:p>
      <text:p text:style-name="P84"><text:span text:style-name="T40">E</text:span><text:span text:style-name="T16">n este proyecto </text:span><text:span text:style-name="T41">se </text:span><text:span text:style-name="T42">implementa</text:span><text:span text:style-name="T41"> </text:span><text:span text:style-name="T16">la categoría de: </text:span><text:span text:style-name="T40">Recomendaciones.</text:span></text:p>
      <text:p text:style-name="P49"/>
      <text:h text:style-name="P125" text:outline-level="2" text:is-list-header="true"><draw:frame draw:style-name="fr4" draw:name="Image1" text:anchor-type="paragraph" svg:y="-0.383cm" svg:width="10.862cm" svg:height="8.267cm" draw:z-index="6"><draw:image xlink:href="Pictures/10000201000003BF000002DA35C1302D.png" xlink:type="simple" xlink:show="embed" xlink:actuate="onLoad"/></draw:frame></text:h>
      <text:p text:style-name="P50">Los motores de recomendación tienen dos categorías: user-based e ítem-<text:soft-page-break/>based.</text:p>
      <text:p text:style-name="P50"><text:span text:style-name="T12">item-based</text:span>: descubrir items que te gustan, un ejemplo sería, podrias ver que items se parecen a los que ya te gustan.</text:p>
      <text:p text:style-name="P50"><text:span text:style-name="T12">User-based</text:span>: ver que le gusta a la gente con gustos similares a los tuyos</text:p>
      <text:p text:style-name="P51">Esta tecnica funciona sin importar si los items son libros, flores, incluso otras personas, o consultas de bases de datos.</text:p>
      <text:p text:style-name="P52">Content-based: <text:span text:style-name="T44">por ejemplo si te recomiendan este libro porque es de la misma editorial que otro que te gusto</text:span></text:p>
      <text:p text:style-name="P52"/>
      <text:p text:style-name="P52"/>
      <text:p text:style-name="P115">MACHETE (Como usar Mahout por Kalu)</text:p>
      <text:p text:style-name="P116">Para recomendacion</text:p>
      <text:p text:style-name="P52">Mahout <text:span text:style-name="T44">contiene distintos tipos de motores de recomendación. Tiene muchos algoritmos. Empezaremos por el used-based.</text:span></text:p>
      <text:p text:style-name="P52"><text:span text:style-name="T44">Para construir un buen sistema de recomendaciones hay que agregar datos en los que se basara la recomendación. </text:span><text:span text:style-name="T46">Esta data se llama “preferencias” en lenguaje Mahout. </text:span></text:p>
      <text:p text:style-name="P53"><text:span text:style-name="T46">U</text:span><text:span text:style-name="T44">na preferencia consiste en: userID e itemID </text:span><text:span text:style-name="T47">y un numero de preferencia del usuario por el item. IDs en Mahout son siempre numeros, integers.</text:span></text:p>
      <text:p text:style-name="P109">El numero de preferencia podria ser cualquiera, mientras mas grande el numero, significa preferencia mas positiva.</text:p>
      <text:p text:style-name="P110">Pueden ser valores de 1 a 5. Donde 5 es el más favorito y 1 el menos.</text:p>
      <text:p text:style-name="P54">Se crea un archivo de texto con data de los usarios, del 1 al 5 y su <text:soft-page-break/>preferencia. <text:span text:style-name="T83">(comma-separated)</text:span></text:p>
      <text:p text:style-name="P55">Mahout no exige que los items y usuarios sean numericos.</text:p>
      <text:p text:style-name="P26"><draw:frame draw:style-name="fr5" draw:name="Image5" text:anchor-type="paragraph" svg:width="14cm" svg:height="4.433cm" draw:z-index="7"><draw:image xlink:href="Pictures/1000020100000232000000B296A9AF19.png" xlink:type="simple" xlink:show="embed" xlink:actuate="onLoad"/></draw:frame></text:p>
      <text:p text:style-name="P56">Siempre que se lea de un archivo mahout va a correr mas rapido, para independizar del motor se podrian generar archivos .csv (comma separate values) porque desde una bd se hace mas lento, no es culpa de la bd, puede estar bien configurada, pero igual tiene que serializar, transmitir, y deserializar los resultados, esto hace que sea mucho mas lento que si leyera los datos de la memoria. </text:p>
      <text:p text:style-name="P57">JDBC and MySQL</text:p>
      <text:p text:style-name="P57">Se accede via JDBC, por ahora anda con MySQL, funciona con todas las versiones de MySQL, incluso las mas antiguas, y tambien con otros motores ya que Mahout cumplió siempre que pudo con el standard ANSI-SQL, <text:span text:style-name="T84">no es dificil crear variaciones para usar sintaxis especifica de bases de datos. También hay una implementación en PostgreSQL, y en el nuevo <text:s/>release hay una clase GenericJDBCDataModel que permite usar datos de bases de datos que no tienen implementación específica.</text:span></text:p>
      <text:p text:style-name="P58">Como armar la tabla:</text:p>
      <text:p text:style-name="P58">Se deberá armar una tabla con nombre taste_preferences, con una <text:soft-page-break/>columna user_id, otra con item_id y otra con preference.</text:p>
      <text:p text:style-name="P59"><draw:frame draw:style-name="fr5" draw:name="Image6" text:anchor-type="paragraph" svg:width="14cm" svg:height="3.505cm" draw:z-index="8"><draw:image xlink:href="Pictures/10000201000002170000008643E6B2CF.png" xlink:type="simple" xlink:show="embed" xlink:actuate="onLoad"/></draw:frame>Configurar la BD</text:p>
      <text:p text:style-name="P59">MysqlDataSource dataSource = new MysqlDataSource (); </text:p>
      <text:p text:style-name="P59">dataSource.setServerName("my_database_host"); </text:p>
      <text:p text:style-name="P59">dataSource.setUser("my_user"); </text:p>
      <text:p text:style-name="P59">dataSource.setPassword("my_password"); </text:p>
      <text:p text:style-name="P59">dataSource.setDatabaseName("my_database_name"); </text:p>
      <text:p text:style-name="P59">JDBCDataModel dataModel = new MySQLJDBCDataModel( </text:p>
      <text:p text:style-name="P59">dataSource, "my_prefs_table", "my_user_column", </text:p>
      <text:p text:style-name="P59">"my_item_column", "my_pref_value_column");</text:p>
      <text:p text:style-name="P59"/>
      <text:p text:style-name="P59"/>
      <text:p text:style-name="P117">Para clasificación</text:p>
      <text:p text:style-name="P111">Hay que adaptar los datos de una forma tal que el clasificador de Mahout la entienda.</text:p>
      <text:p text:style-name="P111">Los datos son colectados y preprocesados para que el clasificador la pueda entender. </text:p>
      <text:p text:style-name="P111">Una vez que los datos son preprocesados y convertidos en un formato <text:soft-page-break/>que entienda el clasificador, se requieren varios pasos para seleccionar un predictor y codificar la información en vectores, los vectores son las variables de entrada requeridas por el clasificador de Mahout.</text:p>
      <text:p text:style-name="P111"/>
      <text:p text:style-name="P111">Las variables pueden ser del tipo:</text:p>
      <text:p text:style-name="P111">Continuas</text:p>
      <text:p text:style-name="P111">Categóricas</text:p>
      <text:p text:style-name="P111">Word-like (del tipo palabras)</text:p>
      <text:p text:style-name="P111">Text-like (del tipo texto)</text:p>
      <text:p text:style-name="P111"><draw:frame draw:style-name="fr3" draw:name="Image7" text:anchor-type="paragraph" svg:width="9.169cm" svg:height="5.105cm" draw:z-index="9"><draw:image xlink:href="Pictures/1000020100000184000000D8D623A484.png" xlink:type="simple" xlink:show="embed" xlink:actuate="onLoad"/></draw:frame></text:p>
      <text:p text:style-name="P111"><draw:frame draw:style-name="fr3" draw:name="Image8" text:anchor-type="paragraph" svg:width="7.705cm" svg:height="5.045cm" draw:z-index="10"><draw:image xlink:href="Pictures/1000020100000145000000E21283AF84.png" xlink:type="simple" xlink:show="embed" xlink:actuate="onLoad"/></draw:frame></text:p>
      <text:p text:style-name="P112"><text:soft-page-break/>Vectores: Son el tipo de entrada que aceptan los algoritmos de clasificación. (Vectores de números), <text:span text:style-name="T85">almacenan en formato de float números indexados por enteros.</text:span></text:p>
      <text:p text:style-name="P112">En orden de codificar datos como vectores, la información debe ser pasada en un registro simple en formato clasificable, listo para el parseo y la vectorización.</text:p>
      <text:p text:style-name="P112">Dos pasos:</text:p>
      <text:p text:style-name="P112">Preprocesar los datos: Dentro de registros con campos idénticos, pueden ser: continuos, categóricos, como palabras o como texto.</text:p>
      <text:p text:style-name="P112">Convertir datos a vectores: Se puede hacer con <text:span text:style-name="T85">el parseador de </text:span>Lucene y <text:span text:style-name="T85">el codificador </text:span>Mahout.<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12">Luego hay que tokenizar y vectorizar. Para variables continuas el parseo puede ser trivial, pero para las categóricas, de tipo texto o de tipo palabra la vectorización puede ser compleja. </text:p>
      <text:p text:style-name="P113">1° Identificar variables predictoras, se selecciona una variable destino que concuerde con el objetivo a clasificar.</text:p>
      <text:p text:style-name="P113"/>
      <text:p text:style-name="P112"/>
      <text:p text:style-name="P112"/>
      <text:h text:style-name="P130" text:outline-level="2"><text:bookmark-start text:name="__RefHeading__9843_1679555401"/><text:soft-page-break/>Minería de Datos<text:bookmark-end text:name="__RefHeading__9843_1679555401"/></text:h>
      <text:p text:style-name="P26"/>
      <text:p text:style-name="P26"/>
      <text:h text:style-name="P134" text:outline-level="3" text:is-list-header="true"/>
      <text:p text:style-name="P8"><text:toc-mark-start text:id="IMark78864328" text:outline-level="1"/>CAPÍTULO IV<text:toc-mark-end text:id="IMark78864328"/></text:p>
      <text:h text:style-name="P119" text:outline-level="1"><text:bookmark-start text:name="__RefHeading__9867_1679555401"/>Tecnologías WEB<text:bookmark-end text:name="__RefHeading__9867_1679555401"/></text:h>
      <text:h text:style-name="Heading_20_2" text:outline-level="2"><text:bookmark-start text:name="__RefHeading__9869_1679555401"/>Aplicación WEB<text:bookmark-end text:name="__RefHeading__9869_1679555401"/></text:h>
      <text:p text:style-name="Text_20_body">En la ingeniería de software se denomina aplicación web <text:bibliography-mark text:identifier="WIK001" text:bibliography-type="www" text:author="Wikipedia" text:title="Aplicación WEB" text:url="http://es.wikipedia.org/wiki/Aplicacion_web">[WIK001]</text:bibliography-mark> a aquellas herramientas que los usuarios pueden utilizar accediendo a un servidor web a través de Internet o de una intranet mediante un navegador. Interfaz de usuario web, en otras palabras, es una aplicación software que se codifica en un lenguaje soportado por los navegadores web en la que se confía la ejecución al navegador.</text:p>
      <text:p text:style-name="Text_20_body">Las aplicaciones web son populares debido a lo práctico y universal del navegador web como interfaz de usuario de la aplicación volviendo a la interfaz independiente. Además se evita la distribución del software en caso de actualización.</text:p>
      <text:p text:style-name="P26"/>
      <text:p text:style-name="P26"/>
      <text:h text:style-name="Heading_20_3" text:outline-level="3"><text:bookmark-start text:name="__RefHeading__9871_1679555401"/>Estructura de las aplicaciones WEB<text:bookmark-end text:name="__RefHeading__9871_1679555401"/></text:h>
      <text:p text:style-name="P26">Aunque existen muchas variaciones posibles, una aplicación web está normalmente estructurada como una aplicación de tres-capas. En su forma más común, el navegador web ofrece la primera capa, y un motor capaz de usar alguna tecnología web dinámica, por ejemplo: PHP, Java Servlets o ASP, ASP.NET, CGI, ColdFusion, embPerl, Python o Ruby on Rails que constituye la capa intermedia. Por último, una base de datos constituye la tercera y última capa.</text:p>
      <text:p text:style-name="P26"><text:soft-page-break/>El navegador web manda peticiones a la capa intermedia que ofrece servicios valiéndose de consultas y actualizaciones a la base de datos y a su vez proporciona una interfaz de usuario.</text:p>
      <text:p text:style-name="P26"/>
      <text:p text:style-name="P26"/>
      <text:h text:style-name="P125" text:outline-level="2"><text:bookmark-start text:name="__RefHeading__9873_1679555401"/>Jquery<text:bookmark-end text:name="__RefHeading__9873_1679555401"/></text:h>
      <text:p text:style-name="P26">Jquery <text:bibliography-mark text:identifier="JQY001" text:bibliography-type="www" text:title="Documentación oficial  jQuery" text:url="http://jquery.com/">[JQY001]</text:bibliography-mark> es una biblioteca de JavaScript que permite simplificar la manera de interactuar con los documentos HTML, manipular el árbol DOM, manejar eventos, desarrollar animaciones y agregar interacción con la técnica AJAX a páginas web. jQuery es de las bibliotecas de JavaScript más utilizadas.</text:p>
      <text:p text:style-name="P26">jQuery es software libre y de código abierto, posee un doble licenciamiento bajo la Licencia MIT y la Licencia Pública General de GNU v2, permitiendo su uso en proyectos libres y privativos. jQuery, al igual que otras bibliotecas, ofrece una serie de funcionalidades basadas en JavaScript que de otra manera requerirían de mucho más código, es decir, con las funciones propias de esta biblioteca se logran grandes resultados en menos tiempo y espacio.</text:p>
      <text:p text:style-name="P26">jQuery consiste en un único fichero JavaScript que contiene las funcionalidades comunes de DOM, eventos, efectos y AJAX.</text:p>
      <text:p text:style-name="P26">La característica principal de la biblioteca es que permite cambiar el contenido de una página web sin necesidad de recargarla, mediante la manipulación del árbol DOM y peticiones AJAX. Para ello utiliza las funciones $() o jQuery().</text:p>
      <text:p text:style-name="P26"/>
      <text:p text:style-name="P26"><text:soft-page-break/></text:p>
      <text:h text:style-name="P131" text:outline-level="2"><text:bookmark-start text:name="__RefHeading__9875_1679555401"/>Bootstrap<text:bookmark-end text:name="__RefHeading__9875_1679555401"/></text:h>
      <text:p text:style-name="P13"><text:toc-mark-start text:id="IMark82684312" text:outline-level="1"/>DESARROLLO DE INGENIERÍA<text:toc-mark-end text:id="IMark82684312"/></text:p>
      <text:p text:style-name="P15"><text:toc-mark-start text:id="IMark82689624" text:outline-level="1"/>CAPÍTULO V<text:toc-mark-end text:id="IMark82689624"/></text:p>
      <text:h text:style-name="P119" text:outline-level="1"><text:bookmark-start text:name="__RefHeading__9877_1679555401"/>Descripción general de la arquitectura<text:bookmark-end text:name="__RefHeading__9877_1679555401"/></text:h>
      <text:p text:style-name="P26"/>
      <text:p text:style-name="P26"/>
      <text:p text:style-name="P8"><text:toc-mark text:string-value="CAPÍTULO VIII" text:outline-level="1"/><text:toc-mark text:string-value="CAPÍTULO VI" text:outline-level="1"/>CAPÍTULO VIII</text:p>
      <text:h text:style-name="P119" text:outline-level="1"><text:bookmark-start text:name="__RefHeading__9915_1679555401"/>Interfaz de usuario<text:bookmark-end text:name="__RefHeading__9915_1679555401"/></text:h>
      <text:p text:style-name="P26">La interfaz de usuario desarrollada es una aplicación web. Como se mencionó anteriormente, la arquitectura permite que el módulo de interfaz de usuario sea cualquier otro, por ejemplo una consola de texto.</text:p>
      <text:p text:style-name="P26">La interfaz de usuario está desarrollada en PHP el lado del servidor y utiliza las librerías jQuery (librería javascript) y Dygraphs (librería javascript para gráficos) para el lado del cliente. Todas estas tecnologías mencionadas son libres y con gran cantidad de información debido a la comunidad de desarrolladores que las utiliza. Estas bondades son las que motivaron el uso de dichas herramientas.</text:p>
      <text:p text:style-name="P26">La interfaz permite visualizar los datos del sistema (actuales e históricos), configurar parámetros del colector y parámetros del módulo de medición y comunicación. También permite o restringe el acceso a ciertas funcionalidades según el nivel de privilegios del usuario que haya accedido.</text:p>
      <text:p text:style-name="P26">Los requisitos para que funcione la aplicación son: del lado del cliente, un navegador web y del lado del servidor, un servidor web y un motor de base de datos. Para este desarrollo se utilizó como servidor web la aplicación apache y como motor de base de datos mysql. </text:p>
      <text:p text:style-name="P26"/>
      <text:p text:style-name="P26"/>
      <text:h text:style-name="Heading_20_2" text:outline-level="2"><text:bookmark-start text:name="__RefHeading__9917_1679555401"/><text:soft-page-break/>Pantallas y funcionamiento<text:bookmark-end text:name="__RefHeading__9917_1679555401"/></text:h>
      <text:p text:style-name="Text_20_body"/>
      <text:h text:style-name="Heading_20_3" text:outline-level="3"><text:bookmark-start text:name="__RefHeading__9919_1679555401"/>Inicio de sesión<text:bookmark-end text:name="__RefHeading__9919_1679555401"/></text:h>
      <text:p text:style-name="Text_20_body">La primer pantalla de la aplicación es el inicio de sesión. La figura (<text:sequence-ref text:reference-format="category-and-value" text:ref-name="refIllustration0">1</text:sequence-ref>) muestra un ejemplo de esta pantalla.</text:p>
      <text:p text:style-name="Text_20_body">Es un inicio de sesión tradicional donde se le pide al usuario ingresar un nombre de usuario y una contraseña.</text:p>
      <text:p text:style-name="Text_20_body"><draw:frame draw:style-name="fr1" draw:name="Marco11" text:anchor-type="paragraph" svg:width="14cm" draw:z-index="1"><draw:text-box fo:min-height="7.638cm"><text:p text:style-name="Illustration"><draw:frame draw:style-name="fr6" draw:name="gráficos12" text:anchor-type="paragraph" svg:x="0.004cm" svg:y="0.002cm" svg:width="14cm" style:rel-width="100%" svg:height="7.638cm" style:rel-height="scale" draw:z-index="2"><draw:image xlink:href="Pictures/1000000000000550000002E672D3C985.png" xlink:type="simple" xlink:show="embed" xlink:actuate="onLoad"/></draw:frame>Ilustración <text:sequence text:ref-name="refIllustration0" text:name="Illustration" text:formula="ooow:Illustration+1" style:num-format="1">1</text:sequence>: Pantalla inicio de sesión</text:p></draw:text-box></draw:frame><text:soft-page-break/></text:p>
      <text:p text:style-name="Text_20_body">En la aplicación hay dos niveles de usuario: administrador y operario. La diferencia entre ellos es que el primero puede realizar la configuración, mientras que el segundo sólo puede limitarse a acceder a los datos.</text:p>
      <text:p text:style-name="Text_20_body">Para implementar esta funcionalidad se hace uso de la capacidad de manejo de sesiones de PHP. Cuando un usuario se autentica, se almacenan valores en el arreglo superglobal de PHP $_SESSION. Luego, cada script de la aplicación comprueba que esos datos existan y sean los correctos para continuar, caso contrario se regresa a la pantalla de inicio de sesión. Entre los datos almacenados en los valores de sesión está el nivel de acceso, este dato es utilizado para restringir o permitir funcionalidades de la aplicación.</text:p>
      <text:p text:style-name="Text_20_body">Al salir de la aplicación (cerrando la sesión o debido a que expira el tiempo de inactividad) los valores almacenados en $_SESSION de la <text:soft-page-break/>sesión correspondiente son descartados, por lo que la prróxima vez que se intente acceder se solicitarán las credenciales.</text:p>
      <text:p text:style-name="Text_20_body"/>
      <text:p text:style-name="Text_20_body"/>
      <text:h text:style-name="Heading_20_3" text:outline-level="3"><text:bookmark-start text:name="__RefHeading__9921_1679555401"/>Pantalla principal<text:bookmark-end text:name="__RefHeading__9921_1679555401"/></text:h>
      <text:p text:style-name="Text_20_body"/>
      <text:p text:style-name="Text_20_body">Luego, hay 24 áreas en las que se muestra información de los canales de datos. En cada área se muestra en el centro el valor actual del canal, debajo la hora en la que se realizó la lectura, en la parte superior el nombre de identificación del canal, en la parte inferior se informa el tipo de sensor o entrada al que corresponde el canal, a la izquierda los valores límites configurados, el dato estado del canal (a través del color de fondo) y a la derecha los botones para acceder a la configuración y gráficos del canal.</text:p>
      <text:p text:style-name="Text_20_body">Para canales digitales, el fondo es de color blanco o negro según el valor (1 blanco, 0 negro). Para el resto de los canales el color de fondo puede ser verde si el estado es normal, rojo si está en estado de alarma o gris si está en estado inválido.</text:p>
      <text:p text:style-name="Text_20_body">Estos valores se actualizan periódicamente para que contengan siempre el último valor disponible.</text:p>
      <text:p text:style-name="Text_20_body">El funcionamiento de esta pantalla es el siguiente: primero se renderizan los elementos HTML para que contengan los valores. Una vez terminado, se ejecutan métodos de la librería jQuery para obtener los datos del equipo mediante solicitudes POST de HTTP. Esas solicitudes usan cómo parámetro de entrada el número de serie del equipo, que en este caso es <text:soft-page-break/>fijo ya que hay solo uno en el sistema, pero el código esta preparado para que puedan utilizarse múltiples equipos. Una vez recibida la respuesta a la solicitud POST HTTP, se rellena la estructura HTML con los datos correspondientes. Este procedimiento se repite regularmente en el tiempo para mantener actualizada la pantalla con los valores mas recientes.</text:p>
      <text:p text:style-name="Text_20_body">El script mencionado anteriormente, es un script en PHP que recopila la información necesaria del equipo (cuyo número de serie es pasado como argumento), de la base de datos y los devuelve en formato JSON para que sea fácilmente interpretado por jQuery.</text:p>
      <text:p text:style-name="Text_20_body"/>
      <text:p text:style-name="P8">CONCLUSIONES</text:p>
      <text:p text:style-name="P26">Los objetivos planteados en la formulación del trabajo fueron alcanzados.</text:p>
      <text:p text:style-name="P26">Tras la investigación desarrollada sobre los sistemas de monitoreo y gestión ambiental, se implementó un prototipo de sistema que cumple con los objetivos enumerados en la propuesta de solución, en detalle:</text:p>
      <text:p text:style-name="P26"/>
      <text:list xml:id="list3697620147905147120" text:style-name="L4">
        <text:list-item>
          <text:p text:style-name="P114">La arquitectura del sistema resultante es modular y versátil. Cada uno de los módulos que componen el sistema, es independiente entre sí. Además la interacción entre ellos está dada por interfaces claramente definidas.</text:p>
        </text:list-item>
      </text:list>
      <text:p text:style-name="P26"/>
      <text:list xml:id="list175160851268709" text:continue-numbering="true" text:style-name="L4">
        <text:list-item>
          <text:p text:style-name="P114">El sistema permite la lectura de variadas magnitudes ambientales: temperatura, humedad, detección de fallas de alimentación eléctrica, derrame de líquidos, presencia de humo, presencia de llama, puerta abierta, flujo de aire, etc. Generalizando, cualquier sensor que entregue su medición en forma de tensión (0v – 5v), o que tenga 2 estados puede ser conectado al equipo de medición y comunicación. Además, pueden incorporarse fácilmente, sensores que entreguen sus valores a través de protocolo, como se hizo en el prototipo desarrollado con los sensores de temperatura y humedad DHT 22.</text:p>
        </text:list-item>
      </text:list>
      <text:p text:style-name="P26"/>
      <text:list xml:id="list175159878809329" text:continue-numbering="true" text:style-name="L4">
        <text:list-item>
          <text:p text:style-name="P114">Se utiliza el protocolo estándar SNMP para la comunicación. Esto permite que el equipo de comunicación y medición pueda ser <text:soft-page-break/>integrado a otros sistemas de monitoreo existentes.</text:p>
        </text:list-item>
      </text:list>
      <text:p text:style-name="P26"/>
      <text:list xml:id="list175160400332141" text:continue-numbering="true" text:style-name="L4">
        <text:list-item>
          <text:p text:style-name="P114">La información relevada por el sistema queda almacenada de forma persistente y redundante. El módulo colector de datos, almacena los datos relevados en una base de datos. También, el módulo de comunicación y medición almacena los datos en la memoria micro SD<text:span text:style-name="T12">,</text:span><text:span text:style-name="T44"> por lo tanto si falla por algún motivo el módulo colector, se tienen de respaldo los datos almacenados en la memoria micro SD.</text:span></text:p>
        </text:list-item>
      </text:list>
      <text:p text:style-name="P26"/>
      <text:list xml:id="list175159383997401" text:continue-numbering="true" text:style-name="L4">
        <text:list-item>
          <text:p text:style-name="P114">El módulo de interfaz de usuario desarrollado, permite configurar los módulos que componen al sistema. Además, permite consultar y analizar los datos almacenados.</text:p>
        </text:list-item>
      </text:list>
      <text:p text:style-name="P26"/>
      <text:list xml:id="list175158968335022" text:continue-numbering="true" text:style-name="L4">
        <text:list-item>
          <text:p text:style-name="P114">Las situaciones anómalas detectadas por el sistema, pueden ser alertadas de diferentes maneras: a través del equipo de medición y comunicación con mensajes de texto (SMS) o mediante alertas audibles o visuales conectadas a salidas digitales, a través de E-Mails por parte del módulo colector, <text:s/>o a través de la interfaz de usuario. Además las situaciones anómalas pueden ser mitigadas por el accionamiento de salidas digitales que controlen dispositivos para tal fin. También, hay que mencionar que si el equipo de comunicación falla, se da aviso por parte del colector y viceversa.</text:p>
        </text:list-item>
      </text:list>
      <text:p text:style-name="P26"/>
      <text:list xml:id="list175159081514981" text:continue-numbering="true" text:style-name="L4">
        <text:list-item>
          <text:p text:style-name="P114">El costo del sistema no es mayor a U$S 700 dólares (costo de un <text:soft-page-break/>equipo de comunicación y medición, los sensores y la puesta a punto de los demás módulos de la arquitectura). Este valor puede considerarse bajo, comparado con los valores de los sistemas existentes en el mercado. Además teniendo en cuenta el valor de los activos que protege y de los potenciales problemas que puede resolver, fundamentan la implementación del sistema en un centro de cómputos. El bajo costo del equipo se debe a la utilización de herramientas y plataformas libres.</text:p>
        </text:list-item>
      </text:list>
      <text:p text:style-name="P26"/>
      <text:p text:style-name="P26">Para su evaluación, el prototipo del sistema fue instalado en el centro de datos de la Universidad de Mendoza. El período de evaluación tuvo una duración de 4 meses, en ese tiempo no se registraron problemas de estabilidad del sistema en ninguno de sus módulos. También, durante el periodo de evaluación, pudieron detectarse eventualidades como cortes de energía. Por último, se registró información sobre las variables ambientales del centro de datos, la cual puede ser útil para la toma de decisiones en cuanto a la infraestructura del mismo.</text:p>
      <text:p text:style-name="P26"/>
      <text:p text:style-name="P8"><text:toc-mark-start text:id="IMark78895336" text:outline-level="1"/>LÍNEAS FUTURAS<text:toc-mark-end text:id="IMark78895336"/></text:p>
      <text:p text:style-name="P26">Como líneas futuras de este trabajo podrían nombrarse:</text:p>
      <text:p text:style-name="P26"/>
      <text:p text:style-name="P39"/>
      <text:bibliography text:style-name="Sect1" text:name="Bibliografía1">
        <text:bibliography-source>
          <text:index-title-template text:style-name="Bibliography_20_Heading">Bibliografía</text:index-title-template>
          <text:bibliography-entry-template text:bibliography-type="article"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let"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bibliography-entry-template>
          <text:bibliography-entry-template text:bibliography-type="phdthesis"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ía1_Head">
            <text:p text:style-name="P14">Bibliografía</text:p>
          </text:index-title>
          <text:p text:style-name="P95"><text:span text:style-name="T14">FDARMA: </text:span>Dirk Riehle, <text:span text:style-name="T10">“Framework Design: A Role Modeling Approach”</text:span>, <text:span text:style-name="T73">Dissertation N° 13509, ETH Zürich 2000, </text:span>Swiss Federal Institute of Technology<text:span text:style-name="T73">.</text:span></text:p>
          <text:p text:style-name="P95"/>
          <text:p text:style-name="P94"><text:span text:style-name="T12">IAUEM: </text:span>Stuart Russell, Peter Norvig <text:span text:style-name="T10">“Inteligencia Artificial: Un enfoque Moderno”</text:span> Editorial Pretice Hall 1996, ISBN 968-880-682-X.</text:p>
          <text:p text:style-name="P96"/>
          <text:p text:style-name="P92"><text:span text:style-name="T12">JQY001:</text:span> <text:span text:style-name="T10">"Documentación oficial <text:s/>jQuery"</text:span>, http://jquery.com.</text:p>
          <text:p text:style-name="P97"/>
          <text:p text:style-name="P98"><text:span text:style-name="T12">MIA: </text:span><text:span text:style-name="T44">Sean Owen, Robin Anil, Ted Dunning, Ellen Friedman,</text:span><text:span text:style-name="T12"> </text:span><text:span text:style-name="T10">“Mahout In Action”</text:span>, <text:span text:style-name="T76">Editorial Manning 2012,</text:span> ISBN 978-193-518-268-9<text:span text:style-name="T75">. </text:span></text:p>
          <text:p text:style-name="P96"/>
          <text:p text:style-name="P93"><text:span text:style-name="T13">ML: </text:span><text:span text:style-name="T45">Tom Mitchell, “</text:span><text:span text:style-name="T72">Machine Learning”, Editorial McGraw Hill 1997, ISBN 0-07-042807-7.</text:span></text:p>
          <text:p text:style-name="P94"/>
          <text:p text:style-name="P95"><text:span text:style-name="T15">MSQL</text:span><text:span text:style-name="T12">:</text:span><text:span text:style-name="T10"> "Documentación oficial <text:s/></text:span><text:span text:style-name="T11">MySQL</text:span><text:span text:style-name="T10">"</text:span>, <text:span text:style-name="T74">http://dev.mysql.com/doc.</text:span></text:p>
          <text:p text:style-name="P95"/>
          <text:p text:style-name="P90"><text:span text:style-name="T12">WIK001:</text:span> <text:span text:style-name="T10">"Aplicación WEB"</text:span>, http://es.wikipedia.org/wiki/Aplicacion_web, Wikipedia.</text:p>
          <text:p text:style-name="P90"/>
          <text:p text:style-name="P91"/>
          <text:p text:style-name="P90"/>
        </text:index-body>
      </text:bibliography>
      <text:p text:style-name="P6"/>
      <text:p text:style-name="P7"/>
      <text:p text:style-name="P5"/>
      <text:p text:style-name="P8"><text:toc-mark-start text:id="IMark78895336" text:outline-level="1"/>APÉNDICE<text:toc-mark-end text:id="IMark78895336"/></text:p>
      <text:h text:style-name="Heading_20_10" text:outline-level="10"/>
      <text:p text:style-name="P62">Herramientas utilizadas:</text:p>
      <text:p text:style-name="P62">Spring Framework 4.1.1</text:p>
      <text:p text:style-name="P62">Java 7</text:p>
      <text:p text:style-name="P62">MySQL 5.5.44-0ubuntu0.14.04.1</text:p>
      <text:p text:style-name="P63">Weka 3.6</text:p>
      <text:p text:style-name="P63"/>
      <text:p text:style-name="P64"/>
      <text:p text:style-name="P64"/>
      <text:p text:style-name="P63"/>
      <text:p text:style-name="P63"/>
      <text:p text:style-name="P60">Introduccion: mencionar como minimizare el tpo de rta.</text:p>
      <text:p text:style-name="P60">Marco teorico: Explicar sin tanta profundidad conceptos que hay que conocer para entender el trabajo: motores de bd, IA, Weka, SQL, Spring.</text:p>
      <text:p text:style-name="P88">DESARROLLO DE INGENIERÍA: Digo la verdad, hablar de la arquitectura utilizada, enfocar en cada parte del trabajo (del marco teorico)</text:p>
      <text:p text:style-name="P64"/>
      <text:p text:style-name="P76">Algoritmos eficientes <text:span text:style-name="T71">de BD</text:span>:</text:p>
      <text:p text:style-name="P76">1. No haga dso veces lo que pueda hacer una vez.</text:p>
      <text:p text:style-name="P76">2. No haga una vez lo que puede evitar hacer.</text:p>
      <text:p text:style-name="P76"><text:soft-page-break/>3. No represente diferencias innecesarias.</text:p>
      <text:p text:style-name="P3"/>
      <text:p text:style-name="P4"/>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Arial2" svg:font-family="Arial, 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Arial1" fo:font-family="Arial" style:font-style-name="Normal" style:font-family-generic="swiss" style:font-pitch="variable" fo:font-weight="normal"/>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 fo:font-family="Arial" style:font-family-generic="swiss" style:font-pitch="variable" fo:font-size="16pt" fo:font-style="normal"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Normal" style:font-family-generic="swiss" style:font-pitch="variable"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88%" fo:font-weight="bold" style:font-size-asian="115%" style:font-weight-asian="bold" style:font-size-complex="115%" style:font-weight-complex="bold"/>
    </style:style>
    <style:style style:name="Pie_20_de_20_pagina" style:display-name="Pie de pagina" style:family="paragraph" style:parent-style-name="Standard" style:class="text">
      <style:text-properties style:font-name="Arial1" fo:font-family="Arial" style:font-style-name="Normal" style:font-family-generic="swiss" style:font-pitch="variable" fo:font-size="10pt" fo:font-weight="normal"/>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text-properties fo:font-size="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3.501cm" style:type="right" style:leader-style="dotted" style:leader-text="."/>
        </style:tab-stops>
      </style:paragraph-properties>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cm" fo:margin-bottom="0cm" style:contextual-spacing="false" fo:text-indent="0cm" style:auto-text-indent="false" style:page-number="auto"/>
      <style:text-properties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cm" fo:margin-bottom="0cm" style: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style:contextual-spacing="false" fo:text-align="start" style:justify-single-word="false" fo:text-indent="0cm" style:auto-text-indent="false" style:page-number="auto" fo:background-color="transparent" style:shadow="none">
        <style:tab-stops/>
        <style:background-image/>
      </style:paragraph-properties>
      <style:text-properties fo:font-size="7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3.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default-outline-level="9" style:class="text" style:master-page-name="">
      <style:paragraph-properties fo:margin-left="0cm" fo:margin-right="0cm" fo:margin-top="0cm" fo:margin-bottom="0cm" style:contextual-spacing="false" fo:text-align="start" style:justify-single-word="false" fo:text-indent="0cm" style:auto-text-indent="false" style:page-number="auto">
        <style:tab-stops/>
      </style:paragraph-properties>
      <style:text-properties fo:font-size="88%"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line-height="200%"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parent-style-name="Standard">
      <style:paragraph-properties fo:line-height="100%" fo:text-align="start" style:justify-single-word="false" style:text-autospace="none"/>
      <style:text-properties fo:color="#000000" style:font-name="Arial2" fo:font-family="Arial, Arial" style:font-family-generic="swiss" fo:font-size="12pt" fo:font-weight="normal" style:font-name-asian="Arial2" style:font-family-asian="Arial, Arial" style:font-family-generic-asian="swiss" style:font-size-asian="12pt" style:font-name-complex="Arial2" style:font-family-complex="Arial, Arial" style:font-family-generic-complex="swiss" style:font-size-complex="12pt"/>
    </style:style>
    <style:style style:name="Heading_20_10" style:display-name="Heading 10" style:family="paragraph" style:parent-style-name="Heading" style:next-style-name="Text_20_body" style:default-outline-level="10" style:class="text">
      <style:paragraph-properties fo:text-align="start" style:justify-single-word="false">
        <style:tab-stops/>
      </style:paragraph-properties>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2.502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style:contextual-spacing="false" fo:text-align="start" style:justify-single-word="false" fo:text-indent="0cm" style:auto-text-indent="false">
        <style:tab-stops>
          <style:tab-stop style:position="9.50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text-properties fo:font-size="10pt"/>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normal" fo:font-weight="bold" style:font-style-asian="italic" style:font-style-complex="italic"/>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s" fo:country="AR"/>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s" fo:country="ES"/>
    </style:style>
    <style:style style:name="MP2" style:family="paragraph" style:parent-style-name="Footer">
      <style:paragraph-properties fo:text-align="center" style:justify-single-word="false"/>
      <style:text-properties fo:language="es" fo:country="ES" officeooo:rsid="000b3c31" officeooo:paragraph-rsid="000b3c31"/>
    </style:style>
    <style:page-layout style:name="Mpm1">
      <style:page-layout-properties fo:page-width="21.001cm" fo:page-height="29.7cm" style:num-format="1" style:print-orientation="portrait" fo:margin-top="4.5cm" fo:margin-bottom="3cm" fo:margin-left="4.001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5cm" fo:margin-bottom="3cm" fo:margin-left="4.001cm" fo:margin-right="3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54</text:page-number></text:p>
        <text:p text:style-name="MP2"><text:user-defined style:data-style-name="N0" text:name="Autor">Karina Andrea Pángaro Hraste</text:user-defined></text:p>
        <text:p text:style-name="MP1"><text:subject>Optimización de queries con aprendizaje automático y redes bayesianas.</text:subject></text:p>
      </style:footer>
    </style:master-page>
    <style:master-page style:name="First_20_Page" style:display-name="First Page" style:page-layout-name="Mpm2" style:next-style-name="Standard"/>
    <style:master-page style:name="Página_20_no_20_numerada" style:display-name="Página no numerada" style:page-layout-name="Mpm1">
      <style:footer>
        <text:p text:style-name="Footer"/>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5T00:15:53.540000000</meta:creation-date>
    <meta:editing-duration>P25DT5M58S</meta:editing-duration>
    <meta:editing-cycles>470</meta:editing-cycles>
    <meta:generator>LibreOffice/4.2.8.2$Linux_X86_64 LibreOffice_project/420m0$Build-2</meta:generator>
    <dc:subject>Optimización de queries con aprendizaje automático y redes bayesianas.</dc:subject>
    <dc:title>Trabajo Final</dc:title>
    <meta:initial-creator>Andrés Alberto Almécija Roig</meta:initial-creator>
    <dc:date>2015-10-03T17:51:55.828838071</dc:date>
    <dc:creator>kalu </dc:creator>
    <meta:printed-by>Andrés Alberto Almécija</meta:printed-by>
    <meta:print-date>2014-03-11T00:10:13.430000000</meta:print-date>
    <meta:document-statistic meta:table-count="0" meta:image-count="10" meta:object-count="0" meta:page-count="54" meta:paragraph-count="344" meta:word-count="7859" meta:character-count="50588" meta:non-whitespace-character-count="42936"/>
    <meta:user-defined meta:name="Asesor">Ing. Daniel Quinteros</meta:user-defined>
    <meta:user-defined meta:name="Autor">Karina Andrea Pángaro Hraste</meta:user-defined>
    <meta:user-defined meta:name="Profesor de trabajo final">Ing. Alfredo Iglesias</meta:user-defined>
    <meta:user-defined meta:name="Subtitulo"/>
  </office:meta>
</office:document-meta>
</file>